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style>
    <style:style style:name="ce3" style:family="table-cell" style:parent-style-name="Default" style:data-style-name="N0">
      <style:table-cell-properties style:vertical-align="top" fo:wrap-option="wrap"/>
      <style:text-properties style:text-underline-style="solid" style:text-underline-type="single"/>
    </style:style>
    <style:style style:name="ce4" style:family="table-cell" style:parent-style-name="Default" style:data-style-name="N0">
      <style:table-cell-properties style:vertical-align="top"/>
    </style:style>
    <style:style style:name="ce5" style:family="table-cell" style:parent-style-name="Default" style:data-style-name="N0">
      <style:table-cell-properties style:vertical-align="top"/>
      <style:text-properties fo:font-weight="bold" style:font-weight-asian="bold" style:font-weight-complex="bold"/>
    </style:style>
    <style:style style:name="ce6" style:family="table-cell" style:parent-style-name="Default" style:data-style-name="N0">
      <style:table-cell-properties fo:border-top="thin solid #000000" fo:border-bottom="thin solid #000000" fo:border-left="thin solid #000000" fo:border-right="none" style:vertical-align="top" fo:wrap-option="wrap"/>
      <style:text-properties fo:font-weight="bold" style:font-weight-asian="bold" style:font-weight-complex="bold"/>
    </style:style>
    <style:style style:name="ce7" style:family="table-cell" style:parent-style-name="Default" style:data-style-name="N0">
      <style:table-cell-properties fo:border-top="thin solid #000000" fo:border-bottom="thin solid #000000" fo:border-left="none" fo:border-right="none" style:vertical-align="top" fo:wrap-option="wrap"/>
      <style:text-properties fo:font-weight="bold" style:font-weight-asian="bold" style:font-weight-complex="bold"/>
    </style:style>
    <style:style style:name="ce8" style:family="table-cell" style:parent-style-name="Default" style:data-style-name="N0">
      <style:table-cell-properties fo:border-top="thin solid #000000" fo:border-bottom="thin solid #000000" fo:border-left="none" fo:border-right="thin solid #000000" style:vertical-align="top" fo:wrap-option="wrap"/>
      <style:text-properties fo:font-weight="bold" style:font-weight-asian="bold" style:font-weight-complex="bold"/>
    </style:style>
    <style:style style:name="ce9" style:family="table-cell" style:parent-style-name="Default" style:data-style-name="N0">
      <style:table-cell-properties fo:border-top="thin solid #000000" fo:border-bottom="thin solid #000000" fo:border-left="none" fo:border-right="none" style:vertical-align="top" fo:wrap-option="wrap" fo:background-color="#FDE9D9"/>
      <style:text-properties fo:font-weight="bold" style:font-weight-asian="bold" style:font-weight-complex="bold"/>
    </style:style>
    <style:style style:name="ce10" style:family="table-cell" style:parent-style-name="Default" style:data-style-name="N0">
      <style:table-cell-properties style:vertical-align="top" fo:wrap-option="wrap" fo:background-color="#FDE9D9"/>
    </style:style>
    <style:style style:name="ce11" style:family="table-cell" style:parent-style-name="Default" style:data-style-name="N0">
      <style:table-cell-properties style:vertical-align="top" fo:wrap-option="wrap"/>
      <style:text-properties fo:font-weight="bold" style:font-weight-asian="bold" style:font-weight-complex="bold"/>
    </style:style>
    <style:style style:name="ce12" style:family="table-cell" style:parent-style-name="Default" style:data-style-name="N0">
      <style:table-cell-properties style:vertical-align="top" fo:wrap-option="wrap" fo:background-color="transparent"/>
    </style:style>
    <style:style style:name="ce13" style:family="table-cell" style:parent-style-name="Default" style:data-style-name="N0">
      <style:table-cell-properties style:vertical-align="top" fo:wrap-option="wrap" fo:background-color="#FFC000"/>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7.48770833333333cm" style:use-optimal-column-width="true"/>
    </style:style>
    <style:style style:name="co3" style:family="table-column">
      <style:table-column-properties fo:break-before="auto" style:column-width="1.95791666666667cm"/>
    </style:style>
    <style:style style:name="co4" style:family="table-column">
      <style:table-column-properties fo:break-before="auto" style:column-width="7.80520833333333cm"/>
    </style:style>
    <style:style style:name="co5" style:family="table-column">
      <style:table-column-properties fo:break-before="auto" style:column-width="2.59291666666667cm"/>
    </style:style>
    <style:style style:name="co6" style:family="table-column">
      <style:table-column-properties fo:break-before="auto" style:column-width="12.9116666666667cm"/>
    </style:style>
    <style:style style:name="co7" style:family="table-column">
      <style:table-column-properties fo:break-before="auto" style:column-width="4.55083333333333cm"/>
    </style:style>
    <style:style style:name="co8" style:family="table-column">
      <style:table-column-properties fo:break-before="auto" style:column-width="13.0439583333333cm"/>
    </style:style>
    <style:style style:name="co9" style:family="table-column">
      <style:table-column-properties fo:break-before="auto" style:column-width="5.76791666666667cm"/>
    </style:style>
    <style:style style:name="co10" style:family="table-column">
      <style:table-column-properties fo:break-before="auto" style:column-width="3.730625cm"/>
    </style:style>
    <style:style style:name="co11" style:family="table-column">
      <style:table-column-properties fo:break-before="auto" style:column-width="3.413125cm"/>
    </style:style>
    <style:style style:name="co12" style:family="table-column">
      <style:table-column-properties fo:break-before="auto" style:column-width="3.83645833333333cm"/>
    </style:style>
    <style:style style:name="co13" style:family="table-column">
      <style:table-column-properties fo:break-before="auto" style:column-width="9.128125cm"/>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45pt" style:use-optimal-row-height="true" fo:break-before="auto"/>
    </style:style>
    <style:style style:name="ro4" style:family="table-row">
      <style:table-row-properties style:row-height="255pt" style:use-optimal-row-height="true" fo:break-before="auto"/>
    </style:style>
    <style:style style:name="ro5" style:family="table-row">
      <style:table-row-properties style:row-height="240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150pt" style:use-optimal-row-height="true" fo:break-before="auto"/>
    </style:style>
    <style:style style:name="ro8" style:family="table-row">
      <style:table-row-properties style:row-height="360pt" style:use-optimal-row-height="true" fo:break-before="auto"/>
    </style:style>
    <style:style style:name="ro9" style:family="table-row">
      <style:table-row-properties style:row-height="105pt" style:use-optimal-row-height="true" fo:break-before="auto"/>
    </style:style>
    <style:style style:name="ro10" style:family="table-row">
      <style:table-row-properties style:row-height="135pt" style:use-optimal-row-height="true" fo:break-before="auto"/>
    </style:style>
    <style:style style:name="ro11" style:family="table-row">
      <style:table-row-properties style:row-height="409.5pt" style:use-optimal-row-height="true" fo:break-before="auto"/>
    </style:style>
    <style:style style:name="ro12" style:family="table-row">
      <style:table-row-properties style:row-height="375pt" style:use-optimal-row-height="true" fo:break-before="auto"/>
    </style:style>
    <style:style style:name="ro13" style:family="table-row">
      <style:table-row-properties style:row-height="165pt" style:use-optimal-row-height="true" fo:break-before="auto"/>
    </style:style>
    <style:style style:name="ro14" style:family="table-row">
      <style:table-row-properties style:row-height="195pt" style:use-optimal-row-height="true" fo:break-before="auto"/>
    </style:style>
    <style:style style:name="ro15" style:family="table-row">
      <style:table-row-properties style:row-height="225pt" style:use-optimal-row-height="true" fo:break-before="auto"/>
    </style:style>
    <style:style style:name="ro16" style:family="table-row">
      <style:table-row-properties style:row-height="120pt" style:use-optimal-row-height="true" fo:break-before="auto"/>
    </style:style>
    <style:style style:name="ro17" style:family="table-row">
      <style:table-row-properties style:row-height="180pt" style:use-optimal-row-height="true" fo:break-before="auto"/>
    </style:style>
    <style:style style:name="ro18" style:family="table-row">
      <style:table-row-properties style:row-height="90pt" style:use-optimal-row-height="true" fo:break-before="auto"/>
    </style:style>
    <style:style style:name="ro19" style:family="table-row">
      <style:table-row-properties style:row-height="300pt" style:use-optimal-row-height="true" fo:break-before="auto"/>
    </style:style>
    <style:style style:name="ro20" style:family="table-row">
      <style:table-row-properties style:row-height="4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Folha1" table:style-name="ta1">
        <table:table-column table:style-name="co1" table:default-cell-style-name="ce2" table:visibility="collap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visibility="collapse"/>
        <table:table-column table:style-name="co7" table:default-cell-style-name="ce2"/>
        <table:table-column table:style-name="co8" table:default-cell-style-name="ce2"/>
        <table:table-column table:style-name="co9" table:default-cell-style-name="ce2"/>
        <table:table-column table:style-name="co10" table:default-cell-style-name="ce2" table:visibility="collapse"/>
        <table:table-column table:style-name="co11" table:default-cell-style-name="ce2" table:visibility="collapse"/>
        <table:table-column table:style-name="co12" table:default-cell-style-name="ce2"/>
        <table:table-column table:style-name="co13" table:default-cell-style-name="ce2"/>
        <table:table-column table:style-name="co1" table:number-columns-repeated="16370" table:default-cell-style-name="ce2"/>
        <table:table-row table:style-name="ro1">
          <table:table-cell table:style-name="ce2"/>
          <table:table-cell table:style-name="ce3"/>
          <table:table-cell table:number-columns-repeated="16382" table:style-name="ce2"/>
        </table:table-row>
        <table:table-row table:style-name="ro1">
          <table:table-cell table:style-name="ce4"/>
          <table:table-cell office:value-type="string" table:style-name="ce5">
            <text:p>Changes applied in release 2.0.1</text:p>
          </table:table-cell>
          <table:table-cell table:style-name="ce4"/>
          <table:table-cell office:value-type="string" table:style-name="ce5">
            <text:p>The change requests are maintained in the ESPD-EDM Github Issue space: <text:s/>https://github.com/ESPD/ESPD-EDM/issues</text:p>
          </table:table-cell>
          <table:table-cell table:number-columns-repeated="5" table:style-name="ce4"/>
          <table:table-cell table:style-name="ce2"/>
          <table:table-cell table:number-columns-repeated="16374" table:style-name="ce4"/>
        </table:table-row>
        <table:table-row table:style-name="ro1">
          <table:table-cell table:number-columns-repeated="16384"/>
        </table:table-row>
        <table:table-row table:style-name="ro2">
          <table:table-cell table:style-name="ce2"/>
          <table:table-cell office:value-type="string" table:style-name="ce6">
            <text:p>Issue #ID</text:p>
          </table:table-cell>
          <table:table-cell office:value-type="string" table:style-name="ce7">
            <text:p>Issue Name</text:p>
          </table:table-cell>
          <table:table-cell office:value-type="string" table:style-name="ce7">
            <text:p>Status</text:p>
          </table:table-cell>
          <table:table-cell office:value-type="string" table:style-name="ce7">
            <text:p>Description</text:p>
          </table:table-cell>
          <table:table-cell office:value-type="string" table:style-name="ce7">
            <text:p>Solved in Release</text:p>
          </table:table-cell>
          <table:table-cell office:value-type="string" table:style-name="ce7">
            <text:p>Comments</text:p>
          </table:table-cell>
          <table:table-cell office:value-type="string" table:style-name="ce7">
            <text:p>Impacts</text:p>
          </table:table-cell>
          <table:table-cell office:value-type="string" table:style-name="ce7">
            <text:p>Solution</text:p>
          </table:table-cell>
          <table:table-cell office:value-type="string" table:style-name="ce7">
            <text:p>NEW BUSINESS RULES (SPECIALLY RELEVANT FOR THE BIZDOC)</text:p>
          </table:table-cell>
          <table:table-cell office:value-type="string" table:style-name="ce7">
            <text:p>Mapping between V1.0.2 and V2.0.0</text:p>
          </table:table-cell>
          <table:table-cell office:value-type="string" table:style-name="ce8">
            <text:p>Mapping between V2.0.0 and V2.0.0</text:p>
          </table:table-cell>
          <table:table-cell office:value-type="string" table:style-name="ce9">
            <text:p>Affects BIS</text:p>
          </table:table-cell>
          <table:table-cell office:value-type="string" table:style-name="ce9">
            <text:p>BIS Release notes</text:p>
          </table:table-cell>
          <table:table-cell table:number-columns-repeated="16370"/>
        </table:table-row>
        <table:table-row table:style-name="ro3">
          <table:table-cell table:style-name="ce2"/>
          <table:table-cell office:value-type="float" office:value="133" table:style-name="ce2">
            <text:p>133</text:p>
          </table:table-cell>
          <table:table-cell office:value-type="string" table:style-name="ce2">
            <text:p>Unused CodeLists</text:p>
          </table:table-cell>
          <table:table-cell office:value-type="string" table:style-name="ce2">
            <text:p>CLOSED</text:p>
          </table:table-cell>
          <table:table-cell office:value-type="string" table:style-name="ce2">
            <text:p>ActivityType, AmountTypeCode and ContractType code lists seem not be used in any case for the ESPD-EDM 2.0.0.</text:p>
          </table:table-cell>
          <table:table-cell office:value-type="string" table:style-name="ce2">
            <text:p>2.0.1</text:p>
          </table:table-cell>
          <table:table-cell table:number-columns-repeated="2" table:style-name="ce2"/>
          <table:table-cell office:value-type="string" table:style-name="ce2">
            <text:p>In version 2.0.1 the ActivityType, AmountTypeCode and ContractType <text:s/>Code Lists have been removed, as they're not used. ContractType is covered by the CodeList "ProcedureType".</text:p>
          </table:table-cell>
          <table:table-cell table:number-columns-repeated="3" table:style-name="ce2"/>
          <table:table-cell office:value-type="string" table:style-name="ce10">
            <text:p>yes</text:p>
          </table:table-cell>
          <table:table-cell office:value-type="string" table:style-name="ce10">
            <text:p>Updating the section "Code Lists"</text:p>
          </table:table-cell>
          <table:table-cell table:number-columns-repeated="16370"/>
        </table:table-row>
        <table:table-row table:style-name="ro4">
          <table:table-cell table:style-name="ce2"/>
          <table:table-cell office:value-type="float" office:value="132" table:style-name="ce2">
            <text:p>132</text:p>
          </table:table-cell>
          <table:table-cell office:value-type="string" table:style-name="ce2">
            <text:p>cac:TenderingCriterionResponse/cac:ResponseValue cannot be mandatory</text:p>
          </table:table-cell>
          <table:table-cell office:value-type="string" table:style-name="ce2">
            <text:p>CLOSED</text:p>
          </table:table-cell>
          <table:table-cell office:value-type="string" table:style-name="ce2">
            <text:p>The current structure for the response allows responding values inside the cac:ResponseValue element or in other elements of the cac:TenderingCriterionResponse, like cac:TenderingCriterionResponse/cac:ApplicablePeriod and cac:TenderingCriterionResponse/cac:EvidenceSupplied.</text:p>
            <text:p/>
            <text:p>Therefore the cardinality of the cac:TenderingCriterionResponse/cac:ResponseValue should be 0..* (although in most cases only one value is expected there are some cases where a collection of values must be provided, e.g. a list of Lots IDs, see documentation and examples on Lots).</text:p>
          </table:table-cell>
          <table:table-cell office:value-type="string" table:style-name="ce2">
            <text:p>2.0.1</text:p>
          </table:table-cell>
          <table:table-cell table:style-name="ce2"/>
          <table:table-cell office:value-type="string" table:style-name="ce2">
            <text:p>1. Documentation</text:p>
          </table:table-cell>
          <table:table-cell office:value-type="string" table:style-name="ce2">
            <text:p>This will be corrected in the documentation of the version 2.0.1. Beware that the UBL Schema allows for cardinality 0..*.</text:p>
            <text:p>Nonetheless this has been subject of discussion with UBL-2.2 (i.e. shouldn't the Period and Evidence be specified as elements of the ResponseValue, instead of elements of the cac:Tendering CriterionResponse, even worse: what is the true semantics of the qualifier "Applicable" in the case of Period) values and was decided to postpone a better design for future versions of UBL.</text:p>
          </table:table-cell>
          <table:table-cell office:value-type="string" table:style-name="ce2">
            <text:p>Cardinality of cac:TenderingCriterionResponse/cac:ResponseValue <text:s/>modified to be 0..n</text:p>
          </table:table-cell>
          <table:table-cell table:number-columns-repeated="2" table:style-name="ce2"/>
          <table:table-cell office:value-type="string" table:style-name="ce10">
            <text:p>yes</text:p>
          </table:table-cell>
          <table:table-cell office:value-type="string" table:style-name="ce10">
            <text:p>Changed class "Declaration fulfilment" from 1..n to 0..n</text:p>
          </table:table-cell>
          <table:table-cell table:number-columns-repeated="16370"/>
        </table:table-row>
        <table:table-row table:style-name="ro5">
          <table:table-cell table:style-name="ce2"/>
          <table:table-cell office:value-type="float" office:value="131" table:style-name="ce2">
            <text:p>131</text:p>
          </table:table-cell>
          <table:table-cell office:value-type="string" table:style-name="ce2">
            <text:p>Cardinality of cac:Evidence/cbc:ID should be mandatory</text:p>
          </table:table-cell>
          <table:table-cell office:value-type="string" table:style-name="ce2">
            <text:p>CLOSED</text:p>
          </table:table-cell>
          <table:table-cell office:value-type="string" table:style-name="ce2">
            <text:p>The "/QualificationApplicationResponse/cac:Evidence/cbc:ID" should have a cardinality of 1..1 (currently 0..1).</text:p>
            <text:p/>
            <text:p>Reason: If there is an evidence used in the ESPD response, it should be always connected to a criterion and criterion response through a cross reference to the class /QualificationApplicationResponse/cac:TenderingCriterionResponse".</text:p>
            <text:p/>
            <text:p>(similar relationsship occurs between "TenderingCriterionResponse" and "cac:TenderingCriterion")</text:p>
          </table:table-cell>
          <table:table-cell office:value-type="string" table:style-name="ce2">
            <text:p>2.0.1</text:p>
          </table:table-cell>
          <table:table-cell table:style-name="ce2"/>
          <table:table-cell office:value-type="string" table:style-name="ce2">
            <text:p>1. Documentation</text:p>
            <text:p>2. Business Rules</text:p>
            <text:p>3. BizDoc</text:p>
          </table:table-cell>
          <table:table-cell office:value-type="string" table:style-name="ce2">
            <text:p>A Schematron rule has been added to control the cardinality of this element</text:p>
            <text:p>The documentation has been modified.</text:p>
          </table:table-cell>
          <table:table-cell office:value-type="string" table:style-name="ce2">
            <text:p>Cardinality of the Evidence ID must be 1..1</text:p>
          </table:table-cell>
          <table:table-cell table:number-columns-repeated="2" table:style-name="ce2"/>
          <table:table-cell office:value-type="string" table:style-name="ce10">
            <text:p>yes</text:p>
          </table:table-cell>
          <table:table-cell office:value-type="string" table:style-name="ce10">
            <text:p>Changing Cardinality for tir92-137 (Evidence/Evidence identifier) from 0..1 to 1..1.</text:p>
          </table:table-cell>
          <table:table-cell table:number-columns-repeated="16370"/>
        </table:table-row>
        <table:table-row table:style-name="ro6">
          <table:table-cell table:style-name="ce2"/>
          <table:table-cell office:value-type="float" office:value="130" table:style-name="ce2">
            <text:p>130</text:p>
          </table:table-cell>
          <table:table-cell office:value-type="string" table:style-name="ce2">
            <text:p>Criteria Taxonomies need to be reviewed</text:p>
          </table:table-cell>
          <table:table-cell office:value-type="string" table:style-name="ce2">
            <text:p>CLOSED</text:p>
          </table:table-cell>
          <table:table-cell office:value-type="string" table:style-name="ce2">
            <text:p>Both the drawings in the documentation as well as the definitions and uuids in the spread-sheets contained in the distribution package need to be reviewed, as some errors have been detected.</text:p>
          </table:table-cell>
          <table:table-cell office:value-type="string" table:style-name="ce2">
            <text:p>2.0.1</text:p>
          </table:table-cell>
          <table:table-cell table:style-name="ce2"/>
          <table:table-cell office:value-type="string" table:style-name="ce2">
            <text:p>1. Documentation</text:p>
            <text:p>2. Spreadsheets in folder cl, editorial minor changes</text:p>
          </table:table-cell>
          <table:table-cell office:value-type="string" table:style-name="ce2">
            <text:p>UUDIS in documentation (v.2.0.1) have been reviewed</text:p>
            <text:p>UUIDs, names and descriptions in files ESPD-REGULATED-CriteriaTaxonomy-V02.00.01 and ESPD-SELFCONTAINED-CriteriaTaxonomy-V02.00.01.xlsx do match now the ones in ESPD-Data_Structures-REGULATED-V02.00.01 and ESPD-Data_Structures-SELFCONTAINED-V02.00.01 spreadsheet books.</text:p>
          </table:table-cell>
          <table:table-cell table:number-columns-repeated="3" table:style-name="ce2"/>
          <table:table-cell office:value-type="string" table:style-name="ce10">
            <text:p>no</text:p>
          </table:table-cell>
          <table:table-cell table:style-name="ce10"/>
          <table:table-cell table:number-columns-repeated="16370"/>
        </table:table-row>
        <table:table-row table:style-name="ro7">
          <table:table-cell table:style-name="ce2"/>
          <table:table-cell office:value-type="float" office:value="128" table:style-name="ce2">
            <text:p>128</text:p>
          </table:table-cell>
          <table:table-cell office:value-type="string" table:style-name="ce2">
            <text:p>Unused codelists</text:p>
          </table:table-cell>
          <table:table-cell office:value-type="string" table:style-name="ce2">
            <text:p>CLOSED</text:p>
          </table:table-cell>
          <table:table-cell office:value-type="string" table:style-name="ce2">
            <text:p>The following codelists, distributed in version 2.0.0, are not actually used:</text:p>
            <text:p/>
            <text:p>1- ActivityTypeCode</text:p>
            <text:p/>
            <text:p>2- AmountTypeCode</text:p>
            <text:p/>
            <text:p>3- ContractType (instead the ProjectType codelist, maintained by the Publications Office, is used).</text:p>
          </table:table-cell>
          <table:table-cell office:value-type="string" table:style-name="ce2">
            <text:p>2.0.1</text:p>
          </table:table-cell>
          <table:table-cell table:style-name="ce2"/>
          <table:table-cell office:value-type="string" table:style-name="ce2">
            <text:p>1. CodeList spread-sheets book</text:p>
            <text:p>2. Conversions between V 1.0.2 and V2.0.0.</text:p>
          </table:table-cell>
          <table:table-cell office:value-type="string" table:style-name="ce2">
            <text:p>Same as Issue #133</text:p>
          </table:table-cell>
          <table:table-cell table:style-name="ce2"/>
          <table:table-cell office:value-type="string" table:style-name="ce2">
            <text:p>Need to control Code conversions</text:p>
          </table:table-cell>
          <table:table-cell table:style-name="ce2"/>
          <table:table-cell office:value-type="string" table:style-name="ce10">
            <text:p>yes</text:p>
          </table:table-cell>
          <table:table-cell office:value-type="string" table:style-name="ce10">
            <text:p>Updating the section "Code Lists"</text:p>
          </table:table-cell>
          <table:table-cell table:number-columns-repeated="16370"/>
        </table:table-row>
        <table:table-row table:style-name="ro8">
          <table:table-cell table:style-name="ce2"/>
          <table:table-cell office:value-type="float" office:value="127" table:style-name="ce2">
            <text:p>127</text:p>
          </table:table-cell>
          <table:table-cell office:value-type="string" table:style-name="ce2">
            <text:p>Incorrect requirement about Lots related to ESPD-EDM-2.0.0 REGULATED</text:p>
          </table:table-cell>
          <table:table-cell office:value-type="string" table:style-name="ce2">
            <text:p>CLOSED</text:p>
          </table:table-cell>
          <table:table-cell office:value-type="string" table:style-name="ce2">
            <text:p>The documentation about ESPD-EDM-2.0.0 contains the following requirement:</text:p>
            <text:p/>
            <text:p>REQUIREMENT | At least one Lot must be always instantiated in the Regulated ESPD XML document. If the procurement procedure is not divided into Lots the only lot present in the Regulated ESPD XML document represents the procedure, and its Identifier value must be '0'.</text:p>
            <text:p/>
            <text:p>It should read:</text:p>
            <text:p/>
            <text:p>REQUIREMENT</text:p>
            <text:p/>
            <text:p>One Lot must be always instantiated in the Regulated ESPD XML document. It only expects one Lot representing the procurement procedure.</text:p>
            <text:p/>
            <text:p>The REGULATED version of the ESPD cannot be used for procurement procedures divided into Lots (for procedures divided into Lots use the SELF-CONTAINED version).</text:p>
          </table:table-cell>
          <table:table-cell office:value-type="string" table:style-name="ce2">
            <text:p>2.0.1</text:p>
          </table:table-cell>
          <table:table-cell table:style-name="ce2"/>
          <table:table-cell office:value-type="string" table:style-name="ce2">
            <text:p>1. BizDoc</text:p>
            <text:p>2. ESPD-EDM-2.0.1 DOCUMENTATION</text:p>
          </table:table-cell>
          <table:table-cell office:value-type="string" table:style-name="ce2">
            <text:p>The documentation (in version 2.0.1) reads now:</text:p>
            <text:p/>
            <text:p>One Lot must be always instantiated in the REGULATED ESPD XML document, and its identifier value should be '0'. The REGULATED version of the ESPD cannot be used for procurement procedures divided into Lots.</text:p>
            <text:p/>
            <text:p>For procedures divided into Lots use the SELF-CONTAINED version.</text:p>
          </table:table-cell>
          <table:table-cell office:value-type="string" table:style-name="ce2">
            <text:p/>
            <text:p>One Lot must be always instantiated in the Regulated ESPD XML document. It only expects one Lot representing the procurement procedure.<text:s/></text:p>
            <text:p/>
            <text:p>The REGULATED version of the ESPD cannot be used for procurement procedures divided into Lots (for procedures divided into Lots use the SELF-CONTAINED version).<text:s text:c="2"/></text:p>
          </table:table-cell>
          <table:table-cell table:number-columns-repeated="2" table:style-name="ce2"/>
          <table:table-cell office:value-type="string" table:style-name="ce10">
            <text:p>no</text:p>
          </table:table-cell>
          <table:table-cell table:style-name="ce10"/>
          <table:table-cell table:number-columns-repeated="16370"/>
        </table:table-row>
        <table:table-row table:style-name="ro9">
          <table:table-cell table:style-name="ce2"/>
          <table:table-cell office:value-type="float" office:value="123" table:style-name="ce2">
            <text:p>123</text:p>
          </table:table-cell>
          <table:table-cell office:value-type="string" table:style-name="ce2">
            <text:p>Subgroups of Abilities requirements with identical @UUID</text:p>
          </table:table-cell>
          <table:table-cell office:value-type="string" table:style-name="ce2">
            <text:p>CLOSED</text:p>
          </table:table-cell>
          <table:table-cell office:value-type="string" table:style-name="ce2">
            <text:p>In file ESPD-Data_Structures-SELFCONTAINED-V02.00.01 requirement group in data structures SC-Abilities_2_Checks and SC-Abilities_3 have identical UUIDs but the structures are different.</text:p>
          </table:table-cell>
          <table:table-cell office:value-type="string" table:style-name="ce2">
            <text:p>2.0.1</text:p>
          </table:table-cell>
          <table:table-cell table:style-name="ce2"/>
          <table:table-cell office:value-type="string" table:style-name="ce2">
            <text:p>Data Structures</text:p>
          </table:table-cell>
          <table:table-cell office:value-type="string" table:style-name="ce2">
            <text:p>Corrected in release ESPD-EDM v.2.0.1:</text:p>
            <text:p/>
            <text:p>SC-Abilities_2_Checks --&gt; Group #ID 9026e403-3eb6-4705-a9e9-e21a1efc867d added inside the requirement group #ID 10822ddd-9ba6-42d5-9339-de0845aeafc9</text:p>
            <text:p>SC-Abilities_3 --&gt; Group #ID 9026e403-3eb6-4705-a9e9-e21a1efc867d added inside the requirement group #ID 7f7949a8-dbe6-496c-a9f6-6f05b8648bad</text:p>
          </table:table-cell>
          <table:table-cell table:number-columns-repeated="3" table:style-name="ce2"/>
          <table:table-cell office:value-type="string" table:style-name="ce10">
            <text:p>no</text:p>
          </table:table-cell>
          <table:table-cell table:style-name="ce10"/>
          <table:table-cell table:number-columns-repeated="16370"/>
        </table:table-row>
        <table:table-row table:style-name="ro10">
          <table:table-cell table:style-name="ce2"/>
          <table:table-cell office:value-type="float" office:value="122" table:style-name="ce2">
            <text:p>122</text:p>
          </table:table-cell>
          <table:table-cell office:value-type="string" table:style-name="ce2">
            <text:p>Subgroups of requirements with the same ID</text:p>
          </table:table-cell>
          <table:table-cell office:value-type="string" table:style-name="ce2">
            <text:p>CLOSED</text:p>
          </table:table-cell>
          <table:table-cell office:value-type="string" table:style-name="ce2">
            <text:p>In ESPD-Data_Structures-SELFCONTAINED-V02.00.00 the subgroups of requirements SC-General_Turnover, SC-Specific_Turnover, SC-General_Average_Turnover, SC-Specific_Average_Turnover have the same Element UUID 5ca58d66-3ef1-4145-957c-45d5b18a837f, but the structures are different (hence they are separated in different tabs of the spread-sheets book).</text:p>
          </table:table-cell>
          <table:table-cell office:value-type="string" table:style-name="ce2">
            <text:p>2.0.1</text:p>
          </table:table-cell>
          <table:table-cell table:style-name="ce2"/>
          <table:table-cell office:value-type="string" table:style-name="ce2">
            <text:p>Data Structures</text:p>
          </table:table-cell>
          <table:table-cell office:value-type="string" table:style-name="ce2">
            <text:p>The new ESPD-EDM release, version 2.0.1 has corrected this. The new #UUIDs are now:</text:p>
            <text:p/>
            <text:p>SC-General_Turnover --&gt; 5ca58d66-3ef1-4145-957c-45d5b18a837f</text:p>
            <text:p>SC-Specific_Turnover --&gt; 19a68e37-d307-4a28-9061-c22cd767be58</text:p>
            <text:p>SC-General_Average_Turnover --&gt; 53882893-f4a8-40ae-99dc-cad7b0748790</text:p>
            <text:p>SC-Specific_Average_Turnover --&gt; 6cff132b-8d15-4f79-ae37-2f9295432381</text:p>
          </table:table-cell>
          <table:table-cell table:number-columns-repeated="3" table:style-name="ce2"/>
          <table:table-cell office:value-type="string" table:style-name="ce10">
            <text:p>no</text:p>
          </table:table-cell>
          <table:table-cell table:style-name="ce10"/>
          <table:table-cell table:number-columns-repeated="16370"/>
        </table:table-row>
        <table:table-row table:style-name="ro11">
          <table:table-cell table:style-name="ce2"/>
          <table:table-cell office:value-type="float" office:value="117" table:style-name="ce2">
            <text:p>117</text:p>
          </table:table-cell>
          <table:table-cell office:value-type="string" table:style-name="ce2">
            <text:p>Evidence Supplied / Evidence Identifier in ESPD Data Structures</text:p>
          </table:table-cell>
          <table:table-cell office:value-type="string" table:style-name="ce2">
            <text:p>CLOSED</text:p>
          </table:table-cell>
          <table:table-cell office:value-type="string" table:style-name="ce2">
            <text:p>For each criteria there should be a possibility to indicate an evidence through an evidence identifier in order to support the once only principle. If not available, EOs have to re-enter their prequalification information into the ESPD since they are managed in external documents. At least for the following criteria they should be added in order to link to documents available in the German prequalification database:</text:p>
            <text:p>Breaching of obligations in the fields of social law</text:p>
            <text:p>Breaching of obligations in the fields of labour law</text:p>
            <text:p>Guilty of grave professional misconduct</text:p>
            <text:p>Agreements with other economic operators aimed at distorting competition</text:p>
            <text:p>Early termination, damages or other comparable sanctions</text:p>
            <text:p>General yearly turnover</text:p>
            <text:p>Specific yearly turnover</text:p>
            <text:p>Average yearly turnover</text:p>
            <text:p>Specific yearly turnover</text:p>
            <text:p>Number of managerial staff</text:p>
            <text:p>Average annual manpower</text:p>
          </table:table-cell>
          <table:table-cell office:value-type="string" table:style-name="ce2">
            <text:p>2.0.1</text:p>
          </table:table-cell>
          <table:table-cell table:style-name="ce2"/>
          <table:table-cell office:value-type="string" table:style-name="ce2">
            <text:p>1) Does not impact on the Data Model.<text:s/></text:p>
            <text:p/>
            <text:p>2) Impacts on the Data Structures. OBLIGES TO HAVE THE GROUP #UUID 9026e403-3eb6-4705-a9e9-e21a1efc867d with cardinality 1</text:p>
            <text:p/>
            <text:p>3) Impacts on the documentation: all the images on the asciidoc about data structures have to been changed.</text:p>
          </table:table-cell>
          <table:table-cell office:value-type="string" table:style-name="ce2">
            <text:p>All Data Structures in ESPD-Regulated and ESPD-SELFCONTAINED Excels have been reviewed and modified. The images in the documentation too.</text:p>
            <text:p>The change request can be summed up as follows: the user should be able to associate one or more evidence to any criterion. The followin data structures have been vary now from version 1.0:</text:p>
            <text:p>REGULATED:</text:p>
            <text:p>* EG-Convictions -&gt; NO CHANGES!</text:p>
            <text:p>* EG-Contributions -&gt; NO CHANGES!</text:p>
            <text:p>* EG-Environ-Social-Labour_Law -&gt; Group #UUID 9026e403-3eb6-4705-a9e9-e21a1efc867d added at the end of the structure</text:p>
            <text:p>* EG-Business <text:s/>-&gt; NO CHANGES!</text:p>
            <text:p>* EG-Misconduct -&gt; Group -&gt; Group #UUID 9026e403-3eb6-4705-a9e9-e21a1efc867d added at the end of the structure</text:p>
            <text:p>* EG-Conflict_of_interest -&gt; Group #UUID 9026e403-3eb6-4705-a9e9-e21a1efc867d added at the end of the structure</text:p>
            <text:p>* EG-Early_termination -&gt; Group #UUID 9026e403-3eb6-4705-a9e9-e21a1efc867d added at the end of the structure</text:p>
            <text:p>* EG-Misinterpretation -&gt; Group #UUID 9026e403-3eb6-4705-a9e9-e21a1efc867d added at the end of the structure</text:p>
            <text:p>* EG-Purely_national -&gt; NO CHANGES!</text:p>
            <text:p>* SC-Suitability -&gt; NO CHANGES!</text:p>
            <text:p>* SC-Yearly_Turnovers -&gt; Group #UUID 9026e403-3eb6-4705-a9e9-e21a1efc867d added at the end of the structure</text:p>
            <text:p>* SC-Average_Turnovers -&gt; NO CHANGES!</text:p>
            <text:p>* SC-Setup_of_economic_operator -&gt; Group #UUID 9026e403-3eb6-4705-a9e9-e21a1efc867d added at the end of the structure</text:p>
            <text:p>* SC-Financial_ratios -&gt; Group #UUID 9026e403-3eb6-4705-a9e9-e21a1efc867d added at the end of the structure</text:p>
            <text:p>* SC-Professional_risk_insurance -&gt; NO CHANGES!</text:p>
            <text:p>* SC-Other_economic_or_financial -&gt; Group #UUID 9026e403-3eb6-4705-a9e9-e21a1efc867d added at the end of the structure</text:p>
            <text:p>* SC-References -&gt; NO CHANGES!</text:p>
            <text:p>* SC-Abilities_1 -&gt; NO CHANGES!</text:p>
            <text:p>* SC-Abilities_2_checks -&gt; Group #UUID 9026e403-3eb6-4705-a9e9-e21a1efc867d added at the end of the structure</text:p>
            <text:p>* SC-Abilities_3 -&gt; Group #UUID 9026e403-3eb6-4705-a9e9-e21a1efc867d added at the end of the structure</text:p>
            <text:p>* SC-Subcontracting_proportion -&gt; Group #UUID 9026e403-3eb6-4705-a9e9-e21a1efc867d added at the end of the structure</text:p>
            <text:p>* SC-Samples_certificates -&gt; NO CHANGES!</text:p>
            <text:p>* SC-Quality_assurance -&gt; In this case the Subgroup #UUID 9026e403-3eb6-4705-a9e9-e21a1efc867d has been extracted from the<text:s/></text:p>
            <text:p>* SC-Quality_assurance -&gt; In this case the Subgroup #UUID 4887c3d7-05fc-4e3e-b066-f338910f0c4c and has been added at the end of the criterion data structure</text:p>
            <text:p>* OTHER-EO-SHELTERED -&gt; Group #UUID 9026e403-3eb6-4705-a9e9-e21a1efc867d added at the end of the structure</text:p>
            <text:p>* OTHER-EO-PQS -&gt; Group #UUID 9026e403-3eb6-4705-a9e9-e21a1efc867d added at the end of the structure</text:p>
            <text:p>* OTHER-EO-GROUPS -&gt; Group #UUID 9026e403-3eb6-4705-a9e9-e21a1efc867d added at the end of the structure</text:p>
            <text:p>* OTHER-EO-Lots -&gt; Group #UUID 9026e403-3eb6-4705-a9e9-e21a1efc867d added at the end of the structure</text:p>
            <text:p>* OTHER-EO-Contributions -&gt; Group #UUID 9026e403-3eb6-4705-a9e9-e21a1efc867d added at the end of the structure</text:p>
            <text:p>* OTHER-EO-NOT_RELIED_ON-ENTITIES -&gt; Group #UUID 9026e403-3eb6-4705-a9e9-e21a1efc867d added at the end of the structure</text:p>
            <text:p>SELF-CONTAINED:</text:p>
            <text:p>* EG-Convictions -&gt; NO CHANGES!</text:p>
            <text:p>* EG-Contributions -&gt; NO CHANGES!</text:p>
            <text:p>* EG-Business <text:s/>-&gt; NO CHANGES!</text:p>
            <text:p>* EG-Misconduct -&gt; Group #UUID 9026e403-3eb6-4705-a9e9-e21a1efc867d added at the end of the structure</text:p>
            <text:p>* EG-Conflict_of_interest -&gt; Group #UUID 9026e403-3eb6-4705-a9e9-e21a1efc867d added at the end of the structure</text:p>
            <text:p>* EG-Early_termination -&gt; Group #UUID 9026e403-3eb6-4705-a9e9-e21a1efc867d added at the end of the structure</text:p>
            <text:p>* EG-Misinterpretation -&gt; Group #UUID 9026e403-3eb6-4705-a9e9-e21a1efc867d added at the end of the structure</text:p>
            <text:p>* EG-Purely_national -&gt; NO CHANGES!</text:p>
            <text:p>* SC-Suitability -&gt; NO CHANGES!</text:p>
            <text:p>* SC-General_Turnover -&gt; Subgroup #UUID 9026e403-3eb6-4705-a9e9-e21a1efc867d added inside the the requirement group #UUID 5ca58d66-3ef1-4145-957c-45d5b18a837f</text:p>
            <text:p>* SC-Specific_Turnover -&gt; Subgroup #UUID 9026e403-3eb6-4705-a9e9-e21a1efc867d added inside the the requirement group #UUID 19a68e37-d307-4a28-9061-c22cd767be58</text:p>
            <text:p>* SC-General_Average_Turnover -&gt; Subgroup #UUID 9026e403-3eb6-4705-a9e9-e21a1efc867d added inside the the requirement group #UUID 53882893-f4a8-40ae-99dc-cad7b0748790</text:p>
            <text:p>* SC-Specific_Average_Turnover -&gt; Subgroup #UUID 9026e403-3eb6-4705-a9e9-e21a1efc867d added inside the the requirement group #UUID 6cff132b-8d15-4f79-ae37-2f9295432381</text:p>
            <text:p>* SC-Specific_Average_Turnover -&gt; Group #UUID 9026e403-3eb6-4705-a9e9-e21a1efc867d added at the end of the structure</text:p>
            <text:p>* SC-Financial_ratios -&gt; Group #UUID 9026e403-3eb6-4705-a9e9-e21a1efc867d added at the end of the structure</text:p>
            <text:p>* SC-Other_economic_or_financial -&gt; Group #UUID 9026e403-3eb6-4705-a9e9-e21a1efc867d added inside the requirement group #UUID <text:s/>4ddccd16-91e4-4b72-ae0f-78f2f1ab9490</text:p>
            <text:p>* SC-Abilities_2_Checks -&gt; Group #UUID 9026e403-3eb6-4705-a9e9-e21a1efc867d added inside the requirement group #UUID <text:s/>10822ddd-9ba6-42d5-9339-de0845aeafc9</text:p>
            <text:p>* SC-Abilities_3 -&gt; Group #UUID 9026e403-3eb6-4705-a9e9-e21a1efc867d added inside the requirement group #UUID <text:s/>7f7949a8-dbe6-496c-a9f6-6f05b8648bad</text:p>
            <text:p>* SC-Subcontracting_proportion -&gt; Group #UUID 9026e403-3eb6-4705-a9e9-e21a1efc867d added at the end of the structure</text:p>
            <text:p>* SC-Samples_certificates -&gt; NO CHANGES!</text:p>
            <text:p>* SC-Quality_assurance -&gt; In this case the Subgroup #UUID 9026e403-3eb6-4705-a9e9-e21a1efc867d has been extracted from the Subgroup #UUID 4887c3d7-05fc-4e3e-b066-f338910f0c4c and has been added at the end of the requirement_group #UUID 612d99eb-ea3b-4275-ac06-0db05e039c8c</text:p>
            <text:p>* OTHER-EO-SHELTERED -&gt; Group #UUID 9026e403-3eb6-4705-a9e9-e21a1efc867d added at the end of the structure</text:p>
            <text:p>* OTHER-EO-PQS -&gt; Group #UUID 9026e403-3eb6-4705-a9e9-e21a1efc867d added at the end of the structure</text:p>
            <text:p>* OTHER-EO-GROUPS -&gt; Group #UUID 9026e403-3eb6-4705-a9e9-e21a1efc867d added at the end of the structure</text:p>
            <text:p>* OTHER-EO-Lots -&gt; Group #UUID 9026e403-3eb6-4705-a9e9-e21a1efc867d added at the end of the structure</text:p>
            <text:p>* OTHER-EO-Contributions -&gt; Group #UUID 9026e403-3eb6-4705-a9e9-e21a1efc867d added at the end of the structure</text:p>
            <text:p>* OTHER-EO-RELIED_ON-ENTITIES -&gt; Group #UUID 9026e403-3eb6-4705-a9e9-e21a1efc867d added at the end of the structure</text:p>
            <text:p>* OTHER-EO-NOT_RELIED_ON-ENTITIES -&gt; Group #UUID 9026e403-3eb6-4705-a9e9-e21a1efc867d added at the end of the structure</text:p>
            <text:p/>
            <text:p>The documentation has been changed accordingly: the images corresponding to all these data structures have been updated.</text:p>
          </table:table-cell>
          <table:table-cell office:value-type="string" table:style-name="ce11">
            <text:p>GROUP #UUID 9026e403-3eb6-4705-a9e9-e21a1efc867d IS NOW ASSOCIATED TO ALL CRITERIA WITH cardinality 1.</text:p>
          </table:table-cell>
          <table:table-cell table:number-columns-repeated="2" table:style-name="ce2"/>
          <table:table-cell office:value-type="string" table:style-name="ce10">
            <text:p>no</text:p>
          </table:table-cell>
          <table:table-cell table:style-name="ce10"/>
          <table:table-cell table:number-columns-repeated="16370"/>
        </table:table-row>
        <table:table-row table:style-name="ro12">
          <table:table-cell table:style-name="ce2"/>
          <table:table-cell office:value-type="float" office:value="112" table:style-name="ce2">
            <text:p>112</text:p>
          </table:table-cell>
          <table:table-cell office:value-type="string" table:style-name="ce2">
            <text:p>Schematron error when ESPD Response contains Lot Information</text:p>
          </table:table-cell>
          <table:table-cell office:value-type="string" table:style-name="ce2">
            <text:p>CLOSED</text:p>
          </table:table-cell>
          <table:table-cell office:value-type="string" table:style-name="ce2">
            <text:p>The schematron used for validation of ESPD Response 1.0.2 contains the following rule which is problematic:</text:p>
            <text:p/>
            <text:p>&lt;reports&gt;</text:p>
            <text:p><text:s text:c="6"/>&lt;error xsi:type="BAR"&gt;</text:p>
            <text:p><text:s text:c="9"/>&lt;description&gt;The current version of the ESPD Service does not allow for the specification of multiple lots. To ensure conformace with the current version of the ESPD Service the ID sub-element inside the element ProcurementProjectLot MUST be 0 (zero).&lt;/description&gt;</text:p>
            <text:p><text:s text:c="9"/>&lt;location&gt;xml:84:0&lt;/location&gt;</text:p>
            <text:p><text:s text:c="9"/>&lt;test&gt;( not(cbc:ID!='0') )&lt;/test&gt;</text:p>
            <text:p><text:s text:c="6"/>&lt;/error&gt;</text:p>
            <text:p><text:s text:c="3"/>&lt;/reports&gt;</text:p>
            <text:p/>
            <text:p>However, the ESPD Response has a field specifically for defining lots which uses the specific UBL Element.</text:p>
            <text:p>The Schematron should be updated to reflect the correct business rule for ESPD Response 1.0.2</text:p>
            <text:p>Artifact and report as a zip file</text:p>
          </table:table-cell>
          <table:table-cell office:value-type="string" table:style-name="ce2">
            <text:p>2.0.1</text:p>
          </table:table-cell>
          <table:table-cell office:value-type="string" table:style-name="ce2">
            <text:p><text:span text:style-name="T2">PASS TO MARIA ASAP</text:span><text:span text:style-name="T2"/></text:p>
            <text:p/>
            <text:p>This is being corrected in the Version 2.0.1 REGULATED version. We can correct this also for version 1.0.2 but in order to not having to create a new version 1.0.3 or similar I propose to create a folder with bug-fixes for version 1.0.2 ("Previous-versions-fixed-bugs") inside the distribution package of version 2.0.1.</text:p>
            <text:p/>
            <text:p>What do you think about my proposal?</text:p>
          </table:table-cell>
          <table:table-cell office:value-type="string" table:style-name="ce2">
            <text:p>EDM V1.0.2</text:p>
          </table:table-cell>
          <table:table-cell office:value-type="string" table:style-name="ce2">
            <text:p>After revewing this story and origins of this issue the conclusions are:</text:p>
            <text:p/>
            <text:p>1. ESPD-EDM-V1.0.2 *cannot* be used for procurement procedures divided in lots.</text:p>
            <text:p/>
            <text:p>2. ESPD-EDM-V2.0.0 is intended to move from the GROWTH's proprietary specification towards the UBL-2.2 specification. It was decided to have two "flavours" of XML implementations, both based on the same common set of UBL schemas:</text:p>
            <text:p/>
            <text:p>- ESPD-EDM-2.0.0 REGULATED, with the objective of ensuring backwards compatibility with the previous ESPD-EDM-1.0.2. This ESPD-EDM-2.0.0 REGULATED cannot be used for procedures divided into Lots, otherwise the compatibility would be broken.</text:p>
            <text:p/>
            <text:p>- ESPD-EDM-2.0.0 Self-contained, which is much more flexible and can be used for procedures divided into Lots, but is not compatible with the previous version 1.0.2.<text:s/></text:p>
            <text:p/>
            <text:p>**In conclusion: the Schematron rule is correct and should not be modified.**</text:p>
            <text:p/>
          </table:table-cell>
          <table:table-cell table:number-columns-repeated="3" table:style-name="ce2"/>
          <table:table-cell office:value-type="string" table:style-name="ce10">
            <text:p>no</text:p>
          </table:table-cell>
          <table:table-cell table:style-name="ce10"/>
          <table:table-cell table:number-columns-repeated="16370"/>
        </table:table-row>
        <table:table-row table:style-name="ro13">
          <table:table-cell table:style-name="ce2"/>
          <table:table-cell office:value-type="float" office:value="111" table:style-name="ce2">
            <text:p>111</text:p>
          </table:table-cell>
          <table:table-cell office:value-type="string" table:style-name="ce2">
            <text:p>C36 - Other economic or financial requirements</text:p>
          </table:table-cell>
          <table:table-cell office:value-type="string" table:style-name="ce2">
            <text:p>CLOSED</text:p>
          </table:table-cell>
          <table:table-cell office:value-type="string" table:style-name="ce2">
            <text:p>As per so many of the new criteria updates, there are grammar errors in the text.</text:p>
            <text:p/>
            <text:p>"Concerning the other economic or financial requirements, if any, that may have been specified in the relevant notice or the in the ESPD, the relevant notice or , the economic operator declares that:"</text:p>
            <text:p/>
            <text:p>Were the updates automated? There are grammar mistakes throughout.</text:p>
          </table:table-cell>
          <table:table-cell office:value-type="string" table:style-name="ce2">
            <text:p>2.0.1</text:p>
          </table:table-cell>
          <table:table-cell table:style-name="ce2"/>
          <table:table-cell office:value-type="string" table:style-name="ce2">
            <text:p>EDM 2.0.1 Documentation</text:p>
          </table:table-cell>
          <table:table-cell office:value-type="string" table:style-name="ce2">
            <text:p>Definitions in the Data Structure spread-sheets containing syntax and grammar errors have been corrected.</text:p>
            <text:p/>
            <text:p>This particular C36 error has been corrected in the documentation and will appear as so in version 2.0.1.</text:p>
          </table:table-cell>
          <table:table-cell table:number-columns-repeated="3" table:style-name="ce2"/>
          <table:table-cell office:value-type="string" table:style-name="ce10">
            <text:p>no</text:p>
          </table:table-cell>
          <table:table-cell table:style-name="ce10"/>
          <table:table-cell table:number-columns-repeated="16370"/>
        </table:table-row>
        <table:table-row table:style-name="ro14">
          <table:table-cell table:style-name="ce12"/>
          <table:table-cell office:value-type="float" office:value="110" table:style-name="ce2">
            <text:p>110</text:p>
          </table:table-cell>
          <table:table-cell office:value-type="string" table:style-name="ce2">
            <text:p>C23 - Multiple line description</text:p>
          </table:table-cell>
          <table:table-cell office:value-type="string" table:style-name="ce2">
            <text:p>CLOSED</text:p>
          </table:table-cell>
          <table:table-cell office:value-type="string" table:style-name="ce2">
            <text:p>Can you please explain what the following means:</text:p>
            <text:p/>
            <text:p>"BEWARE THAT IN THIS CASE, THE CRITERION DESCRIPTION IS SPLIT IN THREE LINES. THIS WILL GENERATE THREE DESCRIPTION ELEMENTS IN THE XML INSTANCE (THE UBL-2.2 XSD SCHEMA DOES ALWAY CATTER FOR 0..n DESCRIPTION LINES."</text:p>
            <text:p/>
            <text:p>In the example response you have provided this is not the case, in fact a/b/c is not included</text:p>
          </table:table-cell>
          <table:table-cell office:value-type="string" table:style-name="ce2">
            <text:p>2.0.1</text:p>
          </table:table-cell>
          <table:table-cell office:value-type="string" table:style-name="ce2">
            <text:p>The transformation XLST artefacts in version 2.0.0 and 2.0.1 are not coping with this. Try and modify the artefacts to fix this problem in version 2.0.3.</text:p>
          </table:table-cell>
          <table:table-cell office:value-type="string" table:style-name="ce2">
            <text:p>1. EDM 2.0.1 Documentation</text:p>
            <text:p>2. XML examples</text:p>
          </table:table-cell>
          <table:table-cell office:value-type="string" table:style-name="ce2">
            <text:p>The documentation and XML have been corrected/improved.</text:p>
          </table:table-cell>
          <table:table-cell table:number-columns-repeated="3" table:style-name="ce2"/>
          <table:table-cell office:value-type="string" table:style-name="ce10">
            <text:p>no</text:p>
          </table:table-cell>
          <table:table-cell table:style-name="ce10"/>
          <table:table-cell table:number-columns-repeated="16370"/>
        </table:table-row>
        <table:table-row table:style-name="ro13">
          <table:table-cell/>
          <table:table-cell office:value-type="float" office:value="109" table:style-name="ce2">
            <text:p>109</text:p>
          </table:table-cell>
          <table:table-cell office:value-type="string" table:style-name="ce2">
            <text:p>C7 - Payment of taxes</text:p>
          </table:table-cell>
          <table:table-cell office:value-type="string" table:style-name="ce2">
            <text:p>CLOSED</text:p>
          </table:table-cell>
          <table:table-cell office:value-type="string" table:style-name="ce2">
            <text:p>There seems to be a new subgroup with element code ONFALSE</text:p>
            <text:p/>
            <text:p>The question is</text:p>
            <text:p/>
            <text:p>"If this breach of obligations was established through a judicial or administrative decision, was this decision final and binding?"</text:p>
            <text:p/>
            <text:p>This makes no sense if the answer to the original question was no</text:p>
          </table:table-cell>
          <table:table-cell office:value-type="string" table:style-name="ce2">
            <text:p>2.0.1</text:p>
          </table:table-cell>
          <table:table-cell table:number-columns-repeated="2" table:style-name="ce2"/>
          <table:table-cell office:value-type="string" table:style-name="ce2">
            <text:p>We have been reviewing the behaviour of the ESPD Service and, in principle, the ONFALSE code would be rightly used in the data structure defined in version 2.0.0. It is linked to the question: "Has this breach of obligations been established by means other than a judicial or administrative decision?" If the answer is "yes" (ONTRUE) the field "Please describe which means were used" is shown.</text:p>
            <text:p/>
            <text:p>On the opposite, if the answer is "no" (ONFALSE) the question "If this breach of obligations was established through a judicial or administrative decision, was this decision final and binding?" is shown.</text:p>
          </table:table-cell>
          <table:table-cell table:number-columns-repeated="3" table:style-name="ce2"/>
          <table:table-cell office:value-type="string" table:style-name="ce10">
            <text:p>no</text:p>
          </table:table-cell>
          <table:table-cell table:style-name="ce10"/>
          <table:table-cell table:number-columns-repeated="16370"/>
        </table:table-row>
        <table:table-row table:style-name="ro15">
          <table:table-cell/>
          <table:table-cell office:value-type="float" office:value="108" table:style-name="ce2">
            <text:p>108</text:p>
          </table:table-cell>
          <table:table-cell office:value-type="string" table:style-name="ce2">
            <text:p>C30 - CPV codes</text:p>
          </table:table-cell>
          <table:table-cell office:value-type="string" table:style-name="ce2">
            <text:p>CLOSED</text:p>
          </table:table-cell>
          <table:table-cell office:value-type="string" table:style-name="ce2">
            <text:p>Question 30 asks for CPV codes, is that intentional?</text:p>
          </table:table-cell>
          <table:table-cell office:value-type="string" table:style-name="ce2">
            <text:p>2.0.1</text:p>
          </table:table-cell>
          <table:table-cell office:value-type="string" table:style-name="ce2">
            <text:p>MC: Yes this is intentional because it will allow the CA to either use a business domain description OR a CPV code to provide the domain for the yearly turnover.</text:p>
            <text:p>Text will be checked.</text:p>
          </table:table-cell>
          <table:table-cell office:value-type="string" table:style-name="ce2">
            <text:p>1. Documentation</text:p>
          </table:table-cell>
          <table:table-cell office:value-type="string" table:style-name="ce2">
            <text:p>MC is right. Additional explanatory texts have been added at the beginning of sections "VI.2.6 Self-contained specific yearly turnover" and "VI.2.8 Self-contained specific average turnover", e.g.:</text:p>
            <text:p/>
            <text:p>**One characteristic of the "specific" turnovers is that the contracting authority requires to know which is the economic operator's turnover for a concrete business domain. The only way of responding that requirement is either by describing the domain in a free-text field or to use the Common Procurement Vocabulary (CPV) codes to narrow as much as possible the business domain.</text:p>
            <text:p/>
            <text:p>Notice that in the Mock-ups and the Data Structures, below, both options are available to the economic operator.</text:p>
            <text:p/>
            <text:p>See also section about the SELF-CONTAINED specific average turnover.**</text:p>
          </table:table-cell>
          <table:table-cell table:number-columns-repeated="3" table:style-name="ce2"/>
          <table:table-cell office:value-type="string" table:style-name="ce10">
            <text:p>no</text:p>
          </table:table-cell>
          <table:table-cell table:style-name="ce10"/>
          <table:table-cell table:number-columns-repeated="16370"/>
        </table:table-row>
        <table:table-row table:style-name="ro16">
          <table:table-cell/>
          <table:table-cell office:value-type="float" office:value="107" table:style-name="ce2">
            <text:p>107</text:p>
          </table:table-cell>
          <table:table-cell office:value-type="string" table:style-name="ce2">
            <text:p>C22 - Incorrect Element Code</text:p>
          </table:table-cell>
          <table:table-cell office:value-type="string" table:style-name="ce2">
            <text:p>CLOSED</text:p>
          </table:table-cell>
          <table:table-cell office:value-type="string" table:style-name="ce2">
            <text:p>Have you taken measures to demonstrate your reliability (Self-Cleaning)?</text:p>
            <text:p/>
            <text:p>This should be an indicator</text:p>
          </table:table-cell>
          <table:table-cell office:value-type="string" table:style-name="ce2">
            <text:p>2.0.1</text:p>
          </table:table-cell>
          <table:table-cell office:value-type="string" table:style-name="ce2">
            <text:p>MC: Yes, it is wrong, it should be an indicator. We will update the spec.</text:p>
          </table:table-cell>
          <table:table-cell office:value-type="string" table:style-name="ce2">
            <text:p>1. Data Structures</text:p>
            <text:p>2. Documentation</text:p>
          </table:table-cell>
          <table:table-cell office:value-type="string" table:style-name="ce2">
            <text:p>Many thanks for contributing to the quality of the specification, Millstream. This has been corrected in version 2.0.1. The following artefacts have been updated:</text:p>
            <text:p/>
            <text:p>Criterion 22 in the REGULATED Data Structures spreadsheets book</text:p>
            <text:p>Criterion 22 in the SELF-CONTAINED Data Structures spreadsheets book</text:p>
            <text:p>The online documentation (released on the 25th February 2018 on the Github v2.0.1 branch)</text:p>
          </table:table-cell>
          <table:table-cell table:number-columns-repeated="3" table:style-name="ce2"/>
          <table:table-cell office:value-type="string" table:style-name="ce10">
            <text:p>no</text:p>
          </table:table-cell>
          <table:table-cell table:style-name="ce10"/>
          <table:table-cell table:number-columns-repeated="16370"/>
        </table:table-row>
        <table:table-row table:style-name="ro16">
          <table:table-cell/>
          <table:table-cell office:value-type="float" office:value="106" table:style-name="ce2">
            <text:p>106</text:p>
          </table:table-cell>
          <table:table-cell office:value-type="string" table:style-name="ce2">
            <text:p>C22 - Element Code Mistake</text:p>
          </table:table-cell>
          <table:table-cell office:value-type="string" table:style-name="ce2">
            <text:p>CLOSED</text:p>
          </table:table-cell>
          <table:table-cell office:value-type="string" table:style-name="ce2">
            <text:p>If initial answer is yes, please describe them subgroup should have process instruction ONTRUE</text:p>
          </table:table-cell>
          <table:table-cell office:value-type="string" table:style-name="ce2">
            <text:p>2.0.1</text:p>
          </table:table-cell>
          <table:table-cell office:value-type="string" table:style-name="ce2">
            <text:p>MC: We will update the spec.</text:p>
          </table:table-cell>
          <table:table-cell office:value-type="string" table:style-name="ce2">
            <text:p>1. Data Structures</text:p>
            <text:p>2. Documentation</text:p>
          </table:table-cell>
          <table:table-cell office:value-type="string" table:style-name="ce2">
            <text:p>Many thanks for contributing to the quality of the specification, Millstream. This has been corrected in version 2.0.1. The following artefacts have been updated:</text:p>
            <text:p/>
            <text:p>Criterion 22 in the REGULATED Data Structures spreadsheets book</text:p>
            <text:p>Criterion 22 in the SELF-CONTAINED Data Structures spreadsheets book</text:p>
            <text:p>The online documentation (released on the 25th February 2018 on the Github v2.0.1 branch)</text:p>
          </table:table-cell>
          <table:table-cell table:number-columns-repeated="3" table:style-name="ce2"/>
          <table:table-cell office:value-type="string" table:style-name="ce10">
            <text:p>no</text:p>
          </table:table-cell>
          <table:table-cell table:style-name="ce10"/>
          <table:table-cell table:number-columns-repeated="16370"/>
        </table:table-row>
        <table:table-row table:style-name="ro13">
          <table:table-cell/>
          <table:table-cell office:value-type="float" office:value="105" table:style-name="ce2">
            <text:p>105</text:p>
          </table:table-cell>
          <table:table-cell office:value-type="string" table:style-name="ce2">
            <text:p>C20 - Spelling Mistake</text:p>
          </table:table-cell>
          <table:table-cell office:value-type="string" table:style-name="ce2">
            <text:p>CLOSED</text:p>
          </table:table-cell>
          <table:table-cell office:value-type="string" table:style-name="ce2">
            <text:p>Is the economic operator aware of any conflict of interest, as indicated in national law, the relevant notice or the in the ESPD, the relevant notice or due to its participation in the procurement procedure?</text:p>
          </table:table-cell>
          <table:table-cell office:value-type="string" table:style-name="ce2">
            <text:p>2.0.1</text:p>
          </table:table-cell>
          <table:table-cell office:value-type="string" table:style-name="ce2">
            <text:p>MC: We update the text</text:p>
          </table:table-cell>
          <table:table-cell office:value-type="string" table:style-name="ce2">
            <text:p>1. Data Structures</text:p>
            <text:p>2. Criteria Taxonomy spread-sheets (see dist/cl folder)</text:p>
          </table:table-cell>
          <table:table-cell office:value-type="string" table:style-name="ce2">
            <text:p>Corrected in v2.0.1 to be released on the Github 2.0.1 branch by the 25th February 2018:</text:p>
            <text:p/>
            <text:p>1. The REGULATED version now reads: Is the economic operator aware of any conflict of interest, as indicated in national law, the relevant notice or in the ESPD, the relevant notice or due to its participation in the procurement procedure?</text:p>
            <text:p>2. The SELF-CONTAINED version now reads: Is the economic operator aware of any conflict of interest, as indicated in the ESPD additionally to the national law or the relevant notice, the relevant notice or due to its participation in the procurement procedure?</text:p>
          </table:table-cell>
          <table:table-cell table:number-columns-repeated="3" table:style-name="ce2"/>
          <table:table-cell office:value-type="string" table:style-name="ce10">
            <text:p>no</text:p>
          </table:table-cell>
          <table:table-cell table:style-name="ce10"/>
          <table:table-cell table:number-columns-repeated="16370"/>
        </table:table-row>
        <table:table-row table:style-name="ro6">
          <table:table-cell/>
          <table:table-cell office:value-type="float" office:value="104" table:style-name="ce2">
            <text:p>104</text:p>
          </table:table-cell>
          <table:table-cell office:value-type="string" table:style-name="ce2">
            <text:p>C18 + C19 = Wrong element code</text:p>
          </table:table-cell>
          <table:table-cell office:value-type="string" table:style-name="ce2">
            <text:p>CLOSED</text:p>
          </table:table-cell>
          <table:table-cell office:value-type="string" table:style-name="ce2">
            <text:p>Have you taken measures to demonstrate your reliability</text:p>
            <text:p/>
            <text:p>The subgroup it belongs to should have ONTRUE as its element code.</text:p>
          </table:table-cell>
          <table:table-cell office:value-type="string" table:style-name="ce2">
            <text:p>2.0.1</text:p>
          </table:table-cell>
          <table:table-cell office:value-type="string" table:style-name="ce2">
            <text:p>Correct, we will update the spec.</text:p>
          </table:table-cell>
          <table:table-cell office:value-type="string" table:style-name="ce2">
            <text:p>1. Data Structures</text:p>
            <text:p>2. Documentation</text:p>
          </table:table-cell>
          <table:table-cell office:value-type="string" table:style-name="ce2">
            <text:p>Corrected in v2.0.1 to be released on the Github 2.0.1 branch by the 25th February 2018.</text:p>
          </table:table-cell>
          <table:table-cell table:number-columns-repeated="3" table:style-name="ce2"/>
          <table:table-cell office:value-type="string" table:style-name="ce10">
            <text:p>no</text:p>
          </table:table-cell>
          <table:table-cell table:style-name="ce10"/>
          <table:table-cell table:number-columns-repeated="16370"/>
        </table:table-row>
        <table:table-row table:style-name="ro17">
          <table:table-cell/>
          <table:table-cell office:value-type="float" office:value="103" table:style-name="ce2">
            <text:p>103</text:p>
          </table:table-cell>
          <table:table-cell office:value-type="string" table:style-name="ce2">
            <text:p>C18 + Question Description</text:p>
          </table:table-cell>
          <table:table-cell office:value-type="string" table:style-name="ce2">
            <text:p>CLOSED</text:p>
          </table:table-cell>
          <table:table-cell office:value-type="string" table:style-name="ce2">
            <text:p>The grammar in this question makes no sense</text:p>
            <text:p/>
            <text:p>Is the economic operator <text:s/>guilty of grave professional misconduct? Where applicable, see definitions in national law, the relevant notice or the in the ESPD, the relevant notice or .</text:p>
          </table:table-cell>
          <table:table-cell office:value-type="string" table:style-name="ce2">
            <text:p>2.0.1</text:p>
          </table:table-cell>
          <table:table-cell office:value-type="string" table:style-name="ce2">
            <text:p>MC: We will update the spec.</text:p>
          </table:table-cell>
          <table:table-cell office:value-type="string" table:style-name="ce2">
            <text:p>1. Data Structures</text:p>
            <text:p>2. Criteria Taxonomy spread-sheets (see dist/cl folder)</text:p>
            <text:p>2. Documentation</text:p>
          </table:table-cell>
          <table:table-cell office:value-type="string" table:style-name="ce2">
            <text:p>Corrected in v2.0.1 to be released on the Github 2.0.1 branch by the 25th February 2018 (both in the data structures and the Criteria Taxonomy spreadsheets, see "dist/cl" folder files).</text:p>
            <text:p/>
            <text:p>The REGULATED version now reads: Is the economic operator guilty of grave professional misconduct? Where applicable, see definitions in national law, the relevant notice or the procurement documents.</text:p>
            <text:p/>
            <text:p>The SELF-CONTAINED version now reads: Is the economic operator guilty of grave professional misconduct? Where applicable, see definitions in the ESPD and the national law, the relevant notice or the procurement documents.</text:p>
          </table:table-cell>
          <table:table-cell table:number-columns-repeated="3" table:style-name="ce2"/>
          <table:table-cell office:value-type="string" table:style-name="ce10">
            <text:p>no</text:p>
          </table:table-cell>
          <table:table-cell table:style-name="ce10"/>
          <table:table-cell table:number-columns-repeated="16370"/>
        </table:table-row>
        <table:table-row table:style-name="ro17">
          <table:table-cell/>
          <table:table-cell office:value-type="float" office:value="102" table:style-name="ce2">
            <text:p>102</text:p>
          </table:table-cell>
          <table:table-cell office:value-type="string" table:style-name="ce2">
            <text:p>Available Electronically Question</text:p>
          </table:table-cell>
          <table:table-cell office:value-type="string" table:style-name="ce2">
            <text:p>CLOSED</text:p>
          </table:table-cell>
          <table:table-cell office:value-type="string" table:style-name="ce2">
            <text:p>It appears that the question</text:p>
            <text:p/>
            <text:p>Is this information available electronically?</text:p>
            <text:p/>
            <text:p>has changed to</text:p>
            <text:p/>
            <text:p>Is this information available at no cost to the authorities from an EU Member State database?</text:p>
            <text:p/>
            <text:p>Can you please confirm if this was intentional?</text:p>
          </table:table-cell>
          <table:table-cell office:value-type="string" table:style-name="ce2">
            <text:p>2.0.1</text:p>
          </table:table-cell>
          <table:table-cell office:value-type="string" table:style-name="ce2">
            <text:p>MC: We will use "Is this information available electronically?". The information about</text:p>
            <text:p/>
            <text:p>at no cost</text:p>
            <text:p>for authorities</text:p>
            <text:p>in an EU Member State database</text:p>
            <text:p>will be provided in the future through eCertis. And it would be a problem if we would combine the requirements into the question.</text:p>
            <text:p>We will update the specs.</text:p>
          </table:table-cell>
          <table:table-cell office:value-type="string" table:style-name="ce2">
            <text:p>1. Data Structures</text:p>
            <text:p>2. Documentation</text:p>
          </table:table-cell>
          <table:table-cell office:value-type="string" table:style-name="ce2">
            <text:p>The text "Is this information available at no cost to the authorities from an EU Member State database?" has been replaced by "Is this information available electronically?" in the data structure files (both REGULATED and SELF-CONTAINED) and in the online documentation. To be released in version 2.0.1 by the 25th February 2015 on Github branch 2.0.1.</text:p>
          </table:table-cell>
          <table:table-cell table:number-columns-repeated="3" table:style-name="ce2"/>
          <table:table-cell office:value-type="string" table:style-name="ce10">
            <text:p>no</text:p>
          </table:table-cell>
          <table:table-cell table:style-name="ce10"/>
          <table:table-cell table:number-columns-repeated="16370"/>
        </table:table-row>
        <table:table-row table:style-name="ro18">
          <table:table-cell/>
          <table:table-cell office:value-type="float" office:value="101" table:style-name="ce2">
            <text:p>101</text:p>
          </table:table-cell>
          <table:table-cell office:value-type="string" table:style-name="ce2">
            <text:p>Criteria 9-11</text:p>
          </table:table-cell>
          <table:table-cell office:value-type="string" table:style-name="ce2">
            <text:p>CLOSED</text:p>
          </table:table-cell>
          <table:table-cell office:value-type="string" table:style-name="ce2">
            <text:p>Mapping document indicates the following question should be of type DESCRIPTION, but it should be of type INDICATOR</text:p>
            <text:p/>
            <text:p>Have you taken measures to demonstrate your reliability (Self-Cleaning)?</text:p>
          </table:table-cell>
          <table:table-cell office:value-type="string" table:style-name="ce2">
            <text:p>2.0.1</text:p>
          </table:table-cell>
          <table:table-cell office:value-type="string" table:style-name="ce2">
            <text:p>MC: We will update the spec</text:p>
          </table:table-cell>
          <table:table-cell office:value-type="string" table:style-name="ce2">
            <text:p>1. Data Structures</text:p>
            <text:p>2. Documentation</text:p>
          </table:table-cell>
          <table:table-cell office:value-type="string" table:style-name="ce2">
            <text:p>Corrected in v2.0.1 to be released on the Github 2.0.1 branch by the 25th February 2018.</text:p>
          </table:table-cell>
          <table:table-cell table:number-columns-repeated="3" table:style-name="ce2"/>
          <table:table-cell office:value-type="string" table:style-name="ce10">
            <text:p>no</text:p>
          </table:table-cell>
          <table:table-cell table:style-name="ce10"/>
          <table:table-cell table:number-columns-repeated="16370"/>
        </table:table-row>
        <table:table-row table:style-name="ro11">
          <table:table-cell/>
          <table:table-cell office:value-type="float" office:value="98" table:style-name="ce2">
            <text:p>98</text:p>
          </table:table-cell>
          <table:table-cell office:value-type="string" table:style-name="ce2">
            <text:p>Element Code</text:p>
          </table:table-cell>
          <table:table-cell office:value-type="string" table:style-name="ce2">
            <text:p>CLOSED</text:p>
          </table:table-cell>
          <table:table-cell office:value-type="string" table:style-name="ce2">
            <text:p>Can you please explain the logic behind ON* in the criteria data structure please?</text:p>
            <text:p/>
            <text:p>Normally it is ONTRUE or ONFALSE</text:p>
          </table:table-cell>
          <table:table-cell office:value-type="string" table:style-name="ce2">
            <text:p>2.0.1</text:p>
          </table:table-cell>
          <table:table-cell office:value-type="string" table:style-name="ce2">
            <text:p>AM: ON* means "show always". We will include this clarification to the documentation in https://espd.github.io/ESPD-EDM/v2.0.0/xml_guide.html</text:p>
          </table:table-cell>
          <table:table-cell office:value-type="string" table:style-name="ce2">
            <text:p>1. Documentation</text:p>
          </table:table-cell>
          <table:table-cell office:value-type="string" table:style-name="ce2">
            <text:p>The ESPD-EDM 'criterion' entity is a very flexible and business-agnostic structure. This flexibility provides a convenient way to represent any type of criteria. The counterpart is that the semantics of the criteria needs to be delimited based on codes, identifiers and design rules.</text:p>
            <text:p/>
            <text:p>Hence this document proposes a way of representing the criteria following a regular method and providing concrete codes to specify types of criterion properties, and identifiers to distinguish the different criteria and reusable groups of properties (when studying these data groups you will observe that sub-groups of properties are reused in different criteria have identical identifiers and structures).</text:p>
            <text:p/>
            <text:p>The following two figures below illustrate the data structure sheets for one simple exclusion criterion (EG-Contributions) from both versions of the ESPD, REGULATED and SELF-CONTAINED. Compare them with the UBL-2.2 cac:TenderingCriterion XSD element.</text:p>
            <text:p/>
            <text:p>The columns of the tables are to be interpreted as follows:</text:p>
            <text:p/>
            <text:p>Column 1: an ordinal number to sort sequentially the criteria</text:p>
            <text:p/>
            <text:p>Column 2: contains always the opening and closing tag for Criterion</text:p>
            <text:p/>
            <text:p>Columns 3 to 17: reserved for the opening and closing tags defining the data structure (see the tag codes in code list CriterionElementType).</text:p>
            <text:p/>
            <text:p>Column 18: Name, a short descriptive text to identify the criterion withouth having to read the description</text:p>
            <text:p/>
            <text:p>Column 19: Description, the text describing the criterion as kept in e-Certis</text:p>
            <text:p/>
            <text:p>Column 20: Value a possible value or description of the value used by the transformation artefacts to produce example XML instances</text:p>
            <text:p/>
            <text:p>Column 21: Cardinality, indicates whether the element is mandatory or optional and its multiplicity</text:p>
            <text:p/>
            <text:p>Column 22: PropertyDataType, the type of data expected according to the types defined in the code list ResponseDataType</text:p>
            <text:p/>
            <text:p>Column 23: ElementUUID, The Universal Unique Identifier assigned to identify unambiguously a criterion, group or subgroup. These UUID are kept in e-Certis, except for those that have to be generated dynamically (e.g. UUIDs for Questions, Captions and Requirements).</text:p>
            <text:p/>
            <text:p>Column 24: Element Code; in the case of Criterion it contains the code that categorises the criterion in the taxonomy of exclusion and selection criteria (it maps to the taxonomy drawn in the online documentation and in the spread-sheet files "ESPD-CriteriaTaxonomy*" in folder dist/cl). For the rest of elements there are three types of codes:</text:p>
            <text:p/>
            <text:p>ON*, meaning "process always" (e.g. show always or read and extract data always")</text:p>
            <text:p/>
            <text:p>ONTRUE, meaning "process only if the previous parent question (always an INDICATOR) has been answered affirmatively</text:p>
            <text:p/>
            <text:p>ONFALSE, meaning "process only if the previous parent question (always an INDICATOR) has been answered negatively</text:p>
            <text:p/>
          </table:table-cell>
          <table:table-cell table:number-columns-repeated="3" table:style-name="ce2"/>
          <table:table-cell office:value-type="string" table:style-name="ce10">
            <text:p>no</text:p>
          </table:table-cell>
          <table:table-cell table:style-name="ce10"/>
          <table:table-cell table:number-columns-repeated="16370"/>
        </table:table-row>
        <table:table-row table:style-name="ro9">
          <table:table-cell/>
          <table:table-cell office:value-type="float" office:value="97" table:style-name="ce2">
            <text:p>97</text:p>
          </table:table-cell>
          <table:table-cell office:value-type="string" table:style-name="ce2">
            <text:p>All criteria satisfied</text:p>
          </table:table-cell>
          <table:table-cell office:value-type="string" table:style-name="ce2">
            <text:p>CLOSED</text:p>
          </table:table-cell>
          <table:table-cell office:value-type="string" table:style-name="ce2">
            <text:p>Can you please explain how 'all criteria satisfied' is handled in the new model as there does not appear to be a criteria?</text:p>
            <text:p/>
            <text:p>CRITERION.SELECTION.ALL_SATISFIED</text:p>
          </table:table-cell>
          <table:table-cell office:value-type="string" table:style-name="ce2">
            <text:p>2.0.1</text:p>
          </table:table-cell>
          <table:table-cell office:value-type="string" table:style-name="ce2">
            <text:p>AM: This relates to the alpha criterion and was intenitally not foreseen in version 2.0.0 (regulated and self-contained). We will elaborate if and how it can be included to version 2.0.1. The current discussion has shown that we propably will include this alpha criterion for the "regulated" ESPD version 2.0.1 to maintain equivalence with version 1.0.2 and legal validity. However, in the "self-contained" ESPD version 2.0.1 the intention is still to deprecate this alpha criterion.</text:p>
          </table:table-cell>
          <table:table-cell office:value-type="string" table:style-name="ce2">
            <text:p>1. Data Structures</text:p>
            <text:p>2. Documentation</text:p>
          </table:table-cell>
          <table:table-cell office:value-type="string" table:style-name="ce2">
            <text:p>The decision is not to have it in version 2.0.1 as this breaks all possibility of interoperability. However you still have the possibility of "repealling" this decision and we could re-discuss if this should go or not to version 2.0.2.</text:p>
          </table:table-cell>
          <table:table-cell table:number-columns-repeated="3" table:style-name="ce2"/>
          <table:table-cell office:value-type="string" table:style-name="ce10">
            <text:p>no</text:p>
          </table:table-cell>
          <table:table-cell table:style-name="ce10"/>
          <table:table-cell table:number-columns-repeated="16370"/>
        </table:table-row>
        <table:table-row table:style-name="ro9">
          <table:table-cell/>
          <table:table-cell office:value-type="float" office:value="96" table:style-name="ce2">
            <text:p>96</text:p>
          </table:table-cell>
          <table:table-cell office:value-type="string" table:style-name="ce2">
            <text:p>CRITERIATYPE &gt; CPV &amp; LOTS</text:p>
          </table:table-cell>
          <table:table-cell office:value-type="string" table:style-name="ce2">
            <text:p>CLOSED</text:p>
          </table:table-cell>
          <table:table-cell office:value-type="string" table:style-name="ce2">
            <text:p>The list of Criteria type appears to be missing CPV, SME and LOTS, can you please confirm if these are still meant to be criteria?</text:p>
            <text:p/>
            <text:p>C63 - LOTS</text:p>
            <text:p>C64 - CPV</text:p>
            <text:p>C66 - SME</text:p>
          </table:table-cell>
          <table:table-cell office:value-type="string" table:style-name="ce2">
            <text:p>2.0.1</text:p>
          </table:table-cell>
          <table:table-cell office:value-type="string" table:style-name="ce2">
            <text:p>AM: The max. Quantity of criteria is 64. In C63 the properties were missing and we corrected it. However, we do not found the exact part of the specification refering to C64 and C66. Could you please clarify which part of the specification you are refering to?</text:p>
          </table:table-cell>
          <table:table-cell office:value-type="string" table:style-name="ce2">
            <text:p>1. Data Structures</text:p>
            <text:p>2. Documentation</text:p>
          </table:table-cell>
          <table:table-cell office:value-type="string" table:style-name="ce2">
            <text:p>C62 and C63: Relied on entities three questions had no PropertyDataType assigned.<text:s/></text:p>
            <text:p/>
            <text:p>Corrected in v2.0.1 to be released by the 25th February 2018.</text:p>
          </table:table-cell>
          <table:table-cell table:number-columns-repeated="3" table:style-name="ce2"/>
          <table:table-cell office:value-type="string" table:style-name="ce10">
            <text:p>no</text:p>
          </table:table-cell>
          <table:table-cell table:style-name="ce10"/>
          <table:table-cell table:number-columns-repeated="16370"/>
        </table:table-row>
        <table:table-row table:style-name="ro10">
          <table:table-cell/>
          <table:table-cell office:value-type="float" office:value="95" table:style-name="ce2">
            <text:p>95</text:p>
          </table:table-cell>
          <table:table-cell office:value-type="string" table:style-name="ce2">
            <text:p>SELECTION &gt; SUITABILITY Criteria</text:p>
          </table:table-cell>
          <table:table-cell office:value-type="string" table:style-name="ce2">
            <text:p>CLOSED</text:p>
          </table:table-cell>
          <table:table-cell office:value-type="string" table:style-name="ce2">
            <text:p>New implementation guide excludes suitability questions from the taxonomy tree, yet the criteria is listed in the taxonomy doc. Is this a mistake?</text:p>
            <text:p/>
            <text:p>Similarly in the exclusion section there seems to be a new EARLY_TERMINATION sub section, however the taxonomy list does not represent this.</text:p>
          </table:table-cell>
          <table:table-cell office:value-type="string" table:style-name="ce2">
            <text:p>2.0.1</text:p>
          </table:table-cell>
          <table:table-cell office:value-type="string" table:style-name="ce2">
            <text:p>We will elaborate the issue in the documentation and correct the issue. It seems to be an editorial inconsistency.</text:p>
          </table:table-cell>
          <table:table-cell office:value-type="string" table:style-name="ce2">
            <text:p>1. Documentation</text:p>
          </table:table-cell>
          <table:table-cell office:value-type="string" table:style-name="ce2">
            <text:p>Indeed there were errors in the representation of both taxonomies: the one about the Exclusion Criteria and the one about the Exclusion Criteria.</text:p>
            <text:p/>
            <text:p>The drawings in the documentation have been updated to match the Criteria Taxonomy category codes as they appear in the spread-sheet books "ESPD-CriteriaTaxonomy-" and "ESPD-Data_Structures-".</text:p>
          </table:table-cell>
          <table:table-cell table:number-columns-repeated="3" table:style-name="ce2"/>
          <table:table-cell office:value-type="string" table:style-name="ce10">
            <text:p>no</text:p>
          </table:table-cell>
          <table:table-cell table:style-name="ce10"/>
          <table:table-cell table:number-columns-repeated="16370"/>
        </table:table-row>
        <table:table-row table:style-name="ro19">
          <table:table-cell/>
          <table:table-cell office:value-type="float" office:value="63" table:style-name="ce2">
            <text:p>63</text:p>
          </table:table-cell>
          <table:table-cell office:value-type="string" table:style-name="ce2">
            <text:p>ESPD XML Schema version incosistencies</text:p>
          </table:table-cell>
          <table:table-cell office:value-type="string" table:style-name="ce2">
            <text:p>CLOSED</text:p>
          </table:table-cell>
          <table:table-cell office:value-type="string" table:style-name="ce2">
            <text:p>The ESPD XML Schema version, according to the document found at https://espd.github.io/ESPD-EDM/#root-properties states that the version must always be 2014.06.02</text:p>
            <text:p/>
            <text:p>Rule: Use always the value "2016.04.2 for this version (this may change in future releases)</text:p>
            <text:p/>
            <text:p>but the current ESPD Service Version marks the Schema version as 2017.01.01. Why we are using deployment dates for the ESPD Schema versions?</text:p>
            <text:p>Which is the correct version of the Schema?</text:p>
            <text:p>What are the differences between 2016.04.02 and 2017.01.01? (change logs?)</text:p>
            <text:p>Should we consider 2016.04.02 incompatible with 2017.01.01?</text:p>
            <text:p>Shouldn't it be better if we just use 1.0.2 instead?</text:p>
          </table:table-cell>
          <table:table-cell office:value-type="string" table:style-name="ce2">
            <text:p>2.0.1</text:p>
          </table:table-cell>
          <table:table-cell office:value-type="string" table:style-name="ce2">
            <text:p>See proposal in Issue #82 "Possibility to refer an Xml Version in the Data Model".</text:p>
          </table:table-cell>
          <table:table-cell table:style-name="ce2"/>
          <table:table-cell office:value-type="string" table:style-name="ce2">
            <text:p>From version 2.0.1 on the UBL-2.2 ProfileExecutionID will be used to specify the exact version of the ESPD-EDM. See values in the CodeList "ProfileExecutionID".</text:p>
          </table:table-cell>
          <table:table-cell table:number-columns-repeated="3" table:style-name="ce2"/>
          <table:table-cell office:value-type="string" table:style-name="ce10">
            <text:p>yes</text:p>
          </table:table-cell>
          <table:table-cell office:value-type="string" table:style-name="ce10">
            <text:p>Inclusion of the ESPD version identfier (tir070-299;tir092-299)</text:p>
            <text:p/>
            <text:p>Adding the following Business Rules: TRDM092-55, TRDM072-36 for tir92-299 and tir070-299 to control the Evidence version.<text:s/></text:p>
          </table:table-cell>
          <table:table-cell table:number-columns-repeated="16370"/>
        </table:table-row>
        <table:table-row table:style-name="ro20">
          <table:table-cell/>
          <table:table-cell office:value-type="string" table:style-name="ce13">
            <text:p>na</text:p>
          </table:table-cell>
          <table:table-cell office:value-type="string" table:style-name="ce13">
            <text:p>BIS improvement</text:p>
          </table:table-cell>
          <table:table-cell office:value-type="string" table:style-name="ce13">
            <text:p>CLOSED</text:p>
          </table:table-cell>
          <table:table-cell office:value-type="string" table:style-name="ce13">
            <text:p>na</text:p>
          </table:table-cell>
          <table:table-cell office:value-type="string" table:style-name="ce13">
            <text:p>2.0.1</text:p>
          </table:table-cell>
          <table:table-cell table:style-name="ce13"/>
          <table:table-cell office:value-type="string" table:style-name="ce13">
            <text:p>BIS</text:p>
          </table:table-cell>
          <table:table-cell table:number-columns-repeated="2" table:style-name="ce13"/>
          <table:table-cell table:number-columns-repeated="2" table:style-name="ce2"/>
          <table:table-cell office:value-type="string" table:style-name="ce10">
            <text:p>yes</text:p>
          </table:table-cell>
          <table:table-cell office:value-type="string" table:style-name="ce10">
            <text:p>Changing Cardinality for the class Procurement Project and the subordinated elements tir070-503, tir070-504, tir92-505, tir92-506 from 1..1 to 0..1</text:p>
          </table:table-cell>
          <table:table-cell table:number-columns-repeated="16370"/>
        </table:table-row>
        <table:table-row table:style-name="ro2">
          <table:table-cell/>
          <table:table-cell office:value-type="string" table:style-name="ce9">
            <text:p>na</text:p>
          </table:table-cell>
          <table:table-cell office:value-type="string" table:style-name="ce9">
            <text:p>BIS improvement</text:p>
          </table:table-cell>
          <table:table-cell office:value-type="string" table:style-name="ce9">
            <text:p>CLOSED</text:p>
          </table:table-cell>
          <table:table-cell office:value-type="string" table:style-name="ce9">
            <text:p>na</text:p>
          </table:table-cell>
          <table:table-cell office:value-type="string" table:style-name="ce9">
            <text:p>2.0.1</text:p>
          </table:table-cell>
          <table:table-cell table:style-name="ce9"/>
          <table:table-cell office:value-type="string" table:style-name="ce9">
            <text:p>BIS</text:p>
          </table:table-cell>
          <table:table-cell office:value-type="string" table:style-name="ce9">
            <text:p>na</text:p>
          </table:table-cell>
          <table:table-cell table:style-name="ce9"/>
          <table:table-cell table:number-columns-repeated="2" table:style-name="ce2"/>
          <table:table-cell office:value-type="string" table:style-name="ce10">
            <text:p>yes</text:p>
          </table:table-cell>
          <table:table-cell office:value-type="string" table:style-name="ce10">
            <text:p>Adding cardinalitites for "Evidence issuer party" and "Criterion fulfillment URI"</text:p>
          </table:table-cell>
          <table:table-cell table:number-columns-repeated="16370"/>
        </table:table-row>
        <table:table-row table:style-name="ro3">
          <table:table-cell/>
          <table:table-cell office:value-type="string" table:style-name="ce10">
            <text:p>na</text:p>
          </table:table-cell>
          <table:table-cell office:value-type="string" table:style-name="ce10">
            <text:p>BIS improvement</text:p>
          </table:table-cell>
          <table:table-cell office:value-type="string" table:style-name="ce10">
            <text:p>CLOSED</text:p>
          </table:table-cell>
          <table:table-cell office:value-type="string" table:style-name="ce10">
            <text:p>na</text:p>
          </table:table-cell>
          <table:table-cell office:value-type="string" table:style-name="ce10">
            <text:p>2.0.1</text:p>
          </table:table-cell>
          <table:table-cell table:style-name="ce10"/>
          <table:table-cell office:value-type="string" table:style-name="ce10">
            <text:p>BIS</text:p>
          </table:table-cell>
          <table:table-cell office:value-type="string" table:style-name="ce10">
            <text:p>na</text:p>
          </table:table-cell>
          <table:table-cell table:style-name="ce10"/>
          <table:table-cell table:number-columns-repeated="2" table:style-name="ce2"/>
          <table:table-cell office:value-type="string" table:style-name="ce10">
            <text:p>yes</text:p>
          </table:table-cell>
          <table:table-cell office:value-type="string" table:style-name="ce10">
            <text:p>Changing path mentioned in the following Business Rules: TRDM092-13, TRDM092-14 and in the following implementation guidelines tir92-543, tir92-309,<text:s/></text:p>
          </table:table-cell>
          <table:table-cell table:number-columns-repeated="16370"/>
        </table:table-row>
        <table:table-row table:style-name="ro3">
          <table:table-cell/>
          <table:table-cell office:value-type="string" table:style-name="ce10">
            <text:p>na</text:p>
          </table:table-cell>
          <table:table-cell office:value-type="string" table:style-name="ce10">
            <text:p>BIS improvement</text:p>
          </table:table-cell>
          <table:table-cell office:value-type="string" table:style-name="ce10">
            <text:p>CLOSED</text:p>
          </table:table-cell>
          <table:table-cell office:value-type="string" table:style-name="ce10">
            <text:p>na</text:p>
          </table:table-cell>
          <table:table-cell office:value-type="string" table:style-name="ce10">
            <text:p>2.0.1</text:p>
          </table:table-cell>
          <table:table-cell table:style-name="ce10"/>
          <table:table-cell office:value-type="string" table:style-name="ce10">
            <text:p>BIS</text:p>
          </table:table-cell>
          <table:table-cell office:value-type="string" table:style-name="ce10">
            <text:p>na</text:p>
          </table:table-cell>
          <table:table-cell table:style-name="ce10"/>
          <table:table-cell table:number-columns-repeated="2" table:style-name="ce2"/>
          <table:table-cell office:value-type="string" table:style-name="ce10">
            <text:p>yes</text:p>
          </table:table-cell>
          <table:table-cell office:value-type="string" table:style-name="ce10">
            <text:p>Adding the following Business Rules: TRDM092-56, TRDM072-37 for tir070-601, tir092-601 to control the criterion requirement structure.</text:p>
          </table:table-cell>
          <table:table-cell table:number-columns-repeated="16370"/>
        </table:table-row>
        <table:table-row table:style-name="ro2">
          <table:table-cell/>
          <table:table-cell office:value-type="string" table:style-name="ce10">
            <text:p>na</text:p>
          </table:table-cell>
          <table:table-cell office:value-type="string" table:style-name="ce10">
            <text:p>BIS improvement</text:p>
          </table:table-cell>
          <table:table-cell office:value-type="string" table:style-name="ce10">
            <text:p>CLOSED</text:p>
          </table:table-cell>
          <table:table-cell office:value-type="string" table:style-name="ce10">
            <text:p>na</text:p>
          </table:table-cell>
          <table:table-cell office:value-type="string" table:style-name="ce10">
            <text:p>2.0.1</text:p>
          </table:table-cell>
          <table:table-cell table:style-name="ce10"/>
          <table:table-cell office:value-type="string" table:style-name="ce10">
            <text:p>BIS</text:p>
          </table:table-cell>
          <table:table-cell office:value-type="string" table:style-name="ce10">
            <text:p>na</text:p>
          </table:table-cell>
          <table:table-cell table:style-name="ce10"/>
          <table:table-cell table:number-columns-repeated="2" table:style-name="ce2"/>
          <table:table-cell office:value-type="string" table:style-name="ce10">
            <text:p>yes</text:p>
          </table:table-cell>
          <table:table-cell office:value-type="string" table:style-name="ce10">
            <text:p>Adding the following Business Rules: TRDM092-57 for tir92-525 to control the confidentiality of responses</text:p>
          </table:table-cell>
          <table:table-cell table:number-columns-repeated="16370"/>
        </table:table-row>
        <table:table-row table:style-name="ro2">
          <table:table-cell/>
          <table:table-cell office:value-type="string" table:style-name="ce10">
            <text:p>na</text:p>
          </table:table-cell>
          <table:table-cell office:value-type="string" table:style-name="ce10">
            <text:p>BIS improvement</text:p>
          </table:table-cell>
          <table:table-cell office:value-type="string" table:style-name="ce10">
            <text:p>CLOSED</text:p>
          </table:table-cell>
          <table:table-cell office:value-type="string" table:style-name="ce10">
            <text:p>na</text:p>
          </table:table-cell>
          <table:table-cell office:value-type="string" table:style-name="ce10">
            <text:p>2.0.1</text:p>
          </table:table-cell>
          <table:table-cell table:style-name="ce10"/>
          <table:table-cell office:value-type="string" table:style-name="ce10">
            <text:p>BIS</text:p>
          </table:table-cell>
          <table:table-cell office:value-type="string" table:style-name="ce10">
            <text:p>na</text:p>
          </table:table-cell>
          <table:table-cell table:style-name="ce10"/>
          <table:table-cell table:number-columns-repeated="2" table:style-name="ce2"/>
          <table:table-cell office:value-type="string" table:style-name="ce10">
            <text:p>yes</text:p>
          </table:table-cell>
          <table:table-cell office:value-type="string" table:style-name="ce10">
            <text:p>Removed the element "Postbox" from all address classes</text:p>
          </table:table-cell>
          <table:table-cell table:number-columns-repeated="16370"/>
        </table:table-row>
        <table:table-row table:style-name="ro2">
          <table:table-cell/>
          <table:table-cell office:value-type="string" table:style-name="ce10">
            <text:p>na</text:p>
          </table:table-cell>
          <table:table-cell office:value-type="string" table:style-name="ce10">
            <text:p>BIS improvement</text:p>
          </table:table-cell>
          <table:table-cell office:value-type="string" table:style-name="ce10">
            <text:p>CLOSED</text:p>
          </table:table-cell>
          <table:table-cell office:value-type="string" table:style-name="ce10">
            <text:p>na</text:p>
          </table:table-cell>
          <table:table-cell office:value-type="string" table:style-name="ce10">
            <text:p>2.0.1</text:p>
          </table:table-cell>
          <table:table-cell table:style-name="ce10"/>
          <table:table-cell office:value-type="string" table:style-name="ce10">
            <text:p>BIS</text:p>
          </table:table-cell>
          <table:table-cell office:value-type="string" table:style-name="ce10">
            <text:p>na</text:p>
          </table:table-cell>
          <table:table-cell table:style-name="ce10"/>
          <table:table-cell table:number-columns-repeated="2" table:style-name="ce2"/>
          <table:table-cell office:value-type="string" table:style-name="ce10">
            <text:p>yes</text:p>
          </table:table-cell>
          <table:table-cell office:value-type="string" table:style-name="ce10">
            <text:p>Extended requirement description of tbr070-002 and tbr92-019</text:p>
          </table:table-cell>
          <table:table-cell table:number-columns-repeated="16370"/>
        </table:table-row>
        <table:table-row table:style-name="ro1">
          <table:table-cell/>
          <table:table-cell office:value-type="string" table:style-name="ce10">
            <text:p>na</text:p>
          </table:table-cell>
          <table:table-cell office:value-type="string" table:style-name="ce10">
            <text:p>BIS improvement</text:p>
          </table:table-cell>
          <table:table-cell office:value-type="string" table:style-name="ce10">
            <text:p>CLOSED</text:p>
          </table:table-cell>
          <table:table-cell office:value-type="string" table:style-name="ce10">
            <text:p>na</text:p>
          </table:table-cell>
          <table:table-cell office:value-type="string" table:style-name="ce10">
            <text:p>2.0.1</text:p>
          </table:table-cell>
          <table:table-cell table:style-name="ce10"/>
          <table:table-cell office:value-type="string" table:style-name="ce10">
            <text:p>BIS</text:p>
          </table:table-cell>
          <table:table-cell office:value-type="string" table:style-name="ce10">
            <text:p>na</text:p>
          </table:table-cell>
          <table:table-cell table:style-name="ce10"/>
          <table:table-cell table:number-columns-repeated="2" table:style-name="ce2"/>
          <table:table-cell office:value-type="string" table:style-name="ce10">
            <text:p>yes</text:p>
          </table:table-cell>
          <table:table-cell office:value-type="string" table:style-name="ce10">
            <text:p>Adding the following elements tir070-601, tir092-601</text:p>
          </table:table-cell>
          <table:table-cell table:number-columns-repeated="16370"/>
        </table:table-row>
        <table:table-row table:style-name="ro1">
          <table:table-cell/>
          <table:table-cell office:value-type="string" table:style-name="ce10">
            <text:p>na</text:p>
          </table:table-cell>
          <table:table-cell office:value-type="string" table:style-name="ce10">
            <text:p>BIS improvement</text:p>
          </table:table-cell>
          <table:table-cell office:value-type="string" table:style-name="ce10">
            <text:p>CLOSED</text:p>
          </table:table-cell>
          <table:table-cell office:value-type="string" table:style-name="ce10">
            <text:p>na</text:p>
          </table:table-cell>
          <table:table-cell office:value-type="string" table:style-name="ce10">
            <text:p>2.0.1</text:p>
          </table:table-cell>
          <table:table-cell table:style-name="ce10"/>
          <table:table-cell office:value-type="string" table:style-name="ce10">
            <text:p>BIS</text:p>
          </table:table-cell>
          <table:table-cell office:value-type="string" table:style-name="ce10">
            <text:p>na</text:p>
          </table:table-cell>
          <table:table-cell table:style-name="ce10"/>
          <table:table-cell table:number-columns-repeated="2" table:style-name="ce2"/>
          <table:table-cell office:value-type="string" table:style-name="ce10">
            <text:p>yes</text:p>
          </table:table-cell>
          <table:table-cell office:value-type="string" table:style-name="ce10">
            <text:p>Amending the rule TRDM092-24</text:p>
          </table:table-cell>
          <table:table-cell table:number-columns-repeated="16370"/>
        </table:table-row>
        <table:table-row table:style-name="ro2">
          <table:table-cell/>
          <table:table-cell office:value-type="string" table:style-name="ce10">
            <text:p>na</text:p>
          </table:table-cell>
          <table:table-cell office:value-type="string" table:style-name="ce10">
            <text:p>BIS improvement</text:p>
          </table:table-cell>
          <table:table-cell office:value-type="string" table:style-name="ce10">
            <text:p>CLOSED</text:p>
          </table:table-cell>
          <table:table-cell office:value-type="string" table:style-name="ce10">
            <text:p>na</text:p>
          </table:table-cell>
          <table:table-cell office:value-type="string" table:style-name="ce10">
            <text:p>2.0.1</text:p>
          </table:table-cell>
          <table:table-cell table:style-name="ce10"/>
          <table:table-cell office:value-type="string" table:style-name="ce10">
            <text:p>BIS</text:p>
          </table:table-cell>
          <table:table-cell office:value-type="string" table:style-name="ce10">
            <text:p>na</text:p>
          </table:table-cell>
          <table:table-cell table:style-name="ce10"/>
          <table:table-cell table:number-columns-repeated="2" table:style-name="ce2"/>
          <table:table-cell office:value-type="string" table:style-name="ce10">
            <text:p>yes</text:p>
          </table:table-cell>
          <table:table-cell office:value-type="string" table:style-name="ce10">
            <text:p>Adding the Business Rule TRDM092-58 for tir092-526 to control the Criterion Property Groups</text:p>
          </table:table-cell>
          <table:table-cell table:number-columns-repeated="16370"/>
        </table:table-row>
        <table:table-row table:style-name="ro3">
          <table:table-cell/>
          <table:table-cell office:value-type="string" table:style-name="ce10">
            <text:p>na</text:p>
          </table:table-cell>
          <table:table-cell office:value-type="string" table:style-name="ce10">
            <text:p>BIS improvement</text:p>
          </table:table-cell>
          <table:table-cell office:value-type="string" table:style-name="ce10">
            <text:p>CLOSED</text:p>
          </table:table-cell>
          <table:table-cell office:value-type="string" table:style-name="ce10">
            <text:p>na</text:p>
          </table:table-cell>
          <table:table-cell office:value-type="string" table:style-name="ce10">
            <text:p>2.0.1</text:p>
          </table:table-cell>
          <table:table-cell table:style-name="ce10"/>
          <table:table-cell office:value-type="string" table:style-name="ce10">
            <text:p>BIS</text:p>
          </table:table-cell>
          <table:table-cell office:value-type="string" table:style-name="ce10">
            <text:p>na</text:p>
          </table:table-cell>
          <table:table-cell table:style-name="ce10"/>
          <table:table-cell table:number-columns-repeated="2" table:style-name="ce2"/>
          <table:table-cell office:value-type="string" table:style-name="ce10">
            <text:p>yes</text:p>
          </table:table-cell>
          <table:table-cell office:value-type="string" table:style-name="ce10">
            <text:p>Adding the "Customization Identifier" for the Request and the Response to the section "Identifiers"</text:p>
          </table:table-cell>
          <table:table-cell table:number-columns-repeated="16370"/>
        </table:table-row>
        <table:table-row table:style-name="ro2">
          <table:table-cell/>
          <table:table-cell office:value-type="string" table:style-name="ce10">
            <text:p>na</text:p>
          </table:table-cell>
          <table:table-cell office:value-type="string" table:style-name="ce10">
            <text:p>BIS improvement</text:p>
          </table:table-cell>
          <table:table-cell office:value-type="string" table:style-name="ce10">
            <text:p>CLOSED</text:p>
          </table:table-cell>
          <table:table-cell office:value-type="string" table:style-name="ce10">
            <text:p>na</text:p>
          </table:table-cell>
          <table:table-cell office:value-type="string" table:style-name="ce10">
            <text:p>2.0.1</text:p>
          </table:table-cell>
          <table:table-cell table:style-name="ce10"/>
          <table:table-cell office:value-type="string" table:style-name="ce10">
            <text:p>BIS</text:p>
          </table:table-cell>
          <table:table-cell office:value-type="string" table:style-name="ce10">
            <text:p>na</text:p>
          </table:table-cell>
          <table:table-cell table:style-name="ce10"/>
          <table:table-cell table:number-columns-repeated="2" table:style-name="ce2"/>
          <table:table-cell office:value-type="string" table:style-name="ce10">
            <text:p>yes</text:p>
          </table:table-cell>
          <table:table-cell office:value-type="string" table:style-name="ce10">
            <text:p>Modified the Name of the ListIDs named in the Business Rules TRDM092-33 and TRDM070-BR-22</text:p>
          </table:table-cell>
          <table:table-cell table:number-columns-repeated="16370"/>
        </table:table-row>
        <table:table-row table:style-name="ro2">
          <table:table-cell/>
          <table:table-cell office:value-type="string" table:style-name="ce10">
            <text:p>na</text:p>
          </table:table-cell>
          <table:table-cell office:value-type="string" table:style-name="ce10">
            <text:p>BIS improvement</text:p>
          </table:table-cell>
          <table:table-cell office:value-type="string" table:style-name="ce10">
            <text:p>CLOSED</text:p>
          </table:table-cell>
          <table:table-cell office:value-type="string" table:style-name="ce10">
            <text:p>na</text:p>
          </table:table-cell>
          <table:table-cell office:value-type="string" table:style-name="ce10">
            <text:p>2.0.1</text:p>
          </table:table-cell>
          <table:table-cell table:style-name="ce10"/>
          <table:table-cell office:value-type="string" table:style-name="ce10">
            <text:p>BIS</text:p>
          </table:table-cell>
          <table:table-cell office:value-type="string" table:style-name="ce10">
            <text:p>na</text:p>
          </table:table-cell>
          <table:table-cell table:style-name="ce10"/>
          <table:table-cell table:number-columns-repeated="2" table:style-name="ce2"/>
          <table:table-cell office:value-type="string" table:style-name="ce10">
            <text:p>yes</text:p>
          </table:table-cell>
          <table:table-cell office:value-type="string" table:style-name="ce10">
            <text:p>Modified the Implementation Guideline for tir070-061 and tir92-071</text:p>
          </table:table-cell>
          <table:table-cell table:number-columns-repeated="16370"/>
        </table:table-row>
        <table:table-row table:style-name="ro1">
          <table:table-cell/>
          <table:table-cell office:value-type="string" table:style-name="ce10">
            <text:p>na</text:p>
          </table:table-cell>
          <table:table-cell office:value-type="string" table:style-name="ce10">
            <text:p>BIS improvement</text:p>
          </table:table-cell>
          <table:table-cell office:value-type="string" table:style-name="ce10">
            <text:p>CLOSED</text:p>
          </table:table-cell>
          <table:table-cell office:value-type="string" table:style-name="ce10">
            <text:p>na</text:p>
          </table:table-cell>
          <table:table-cell office:value-type="string" table:style-name="ce10">
            <text:p>2.0.1</text:p>
          </table:table-cell>
          <table:table-cell table:style-name="ce10"/>
          <table:table-cell office:value-type="string" table:style-name="ce10">
            <text:p>BIS</text:p>
          </table:table-cell>
          <table:table-cell office:value-type="string" table:style-name="ce10">
            <text:p>na</text:p>
          </table:table-cell>
          <table:table-cell table:style-name="ce10"/>
          <table:table-cell table:number-columns-repeated="2" table:style-name="ce2"/>
          <table:table-cell office:value-type="string" table:style-name="ce10">
            <text:p>yes</text:p>
          </table:table-cell>
          <table:table-cell office:value-type="string" table:style-name="ce10">
            <text:p>tir70-502 added to reflect the country name</text:p>
          </table:table-cell>
          <table:table-cell table:number-columns-repeated="16370"/>
        </table:table-row>
        <table:table-row table:style-name="ro3">
          <table:table-cell/>
          <table:table-cell office:value-type="string" table:style-name="ce10">
            <text:p>na</text:p>
          </table:table-cell>
          <table:table-cell office:value-type="string" table:style-name="ce10">
            <text:p>BIS improvement</text:p>
          </table:table-cell>
          <table:table-cell office:value-type="string" table:style-name="ce10">
            <text:p>CLOSED</text:p>
          </table:table-cell>
          <table:table-cell office:value-type="string" table:style-name="ce10">
            <text:p>na</text:p>
          </table:table-cell>
          <table:table-cell office:value-type="string" table:style-name="ce10">
            <text:p>2.0.1</text:p>
          </table:table-cell>
          <table:table-cell table:style-name="ce10"/>
          <table:table-cell office:value-type="string" table:style-name="ce10">
            <text:p>BIS</text:p>
          </table:table-cell>
          <table:table-cell office:value-type="string" table:style-name="ce10">
            <text:p>na</text:p>
          </table:table-cell>
          <table:table-cell table:style-name="ce10"/>
          <table:table-cell table:number-columns-repeated="2" table:style-name="ce2"/>
          <table:table-cell office:value-type="string" table:style-name="ce10">
            <text:p>yes</text:p>
          </table:table-cell>
          <table:table-cell office:value-type="string" table:style-name="ce10">
            <text:p>Illustration of the differences between the regulated and the self-contained ESPD in data models and implementation guidelines</text:p>
          </table:table-cell>
          <table:table-cell table:number-columns-repeated="16370"/>
        </table:table-row>
        <table:table-row table:number-rows-repeated="1048531" table:style-name="ro1">
          <table:table-cell table:number-columns-repeated="16384"/>
        </table:table-row>
      </table:table>
      <table:table table:name="Folha2" table:style-name="ta2">
        <table:table-column table:style-name="co1" table:number-columns-repeated="16384" table:default-cell-style-name="ce1"/>
        <table:table-row table:number-rows-repeated="1048576" table:style-name="ro1">
          <table:table-cell table:number-columns-repeated="16384"/>
        </table:table-row>
      </table:table>
      <table:table table:name="Folha3" table:style-name="ta2">
        <table:table-column table:style-name="co1" table:number-columns-repeated="16384" table:default-cell-style-name="ce1"/>
        <table:table-row table:number-rows-repeated="1048576" table:style-name="ro1">
          <table:table-cell table:number-columns-repeated="16384"/>
        </table:table-row>
      </table:table>
      <table:database-ranges>
        <table:database-range table:target-range-address="Folha1.B4:Folha1.J30"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06-09-16T00:00:00Z</meta:creation-date>
    <dc:date>2018-02-02T11:46:38Z</dc:date>
    <meta:editing-duration>PT0S</meta:editing-duration>
  </office:meta>
</office:document-meta>
</file>